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f0ab" officeooo:paragraph-rsid="001df0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Rattle is Copyright (c) 2006-2014 Togaware Pty Ltd.</text:p>
      <text:p text:style-name="P1"/>
      <text:p text:style-name="P1">#============================================================</text:p>
      <text:p text:style-name="P1"># Rattle timestamp: 2015-09-23 18:22:39 x86_64-unknown-linux-gnu </text:p>
      <text:p text:style-name="P1"/>
      <text:p text:style-name="P1"># Rattle version 3.4.1 user 'root'</text:p>
      <text:p text:style-name="P1"/>
      <text:p text:style-name="P1"># Export this log textview to a file using the Export button or the Tools </text:p>
      <text:p text:style-name="P1"># menu to save a log of all activity. This facilitates repeatability. Exporting </text:p>
      <text:p text:style-name="P1"># to file 'myrf01.R', for example, allows us to the type in the R Console </text:p>
      <text:p text:style-name="P1"># the command source('myrf01.R') to repeat the process automatically. </text:p>
      <text:p text:style-name="P1"># Generally, we may want to edit the file to suit our needs. We can also directly </text:p>
      <text:p text:style-name="P1"># edit this current log textview to record additional information before exporting. </text:p>
      <text:p text:style-name="P1"><text:s/></text:p>
      <text:p text:style-name="P1"># Saving and loading projects also retains this log.</text:p>
      <text:p text:style-name="P1"/>
      <text:p text:style-name="P1">library(rattle)</text:p>
      <text:p text:style-name="P1"/>
      <text:p text:style-name="P1"># This log generally records the process of building a model. However, with very </text:p>
      <text:p text:style-name="P1"># little effort the log can be used to score a new dataset. The logical variable </text:p>
      <text:p text:style-name="P1"># 'building' is used to toggle between generating transformations, as when building </text:p>
      <text:p text:style-name="P1"># a model, and simply using the transformations, as when scoring a dataset.</text:p>
      <text:p text:style-name="P1"/>
      <text:p text:style-name="P1">building &lt;- TRUE</text:p>
      <text:p text:style-name="P1">scoring <text:s/>&lt;- ! building</text:p>
      <text:p text:style-name="P1"/>
      <text:p text:style-name="P1"># The colorspace package is used to generate the colours used in plots, if available.</text:p>
      <text:p text:style-name="P1"/>
      <text:p text:style-name="P1">library(colorspace)</text:p>
      <text:p text:style-name="P1"/>
      <text:p text:style-name="P1"># A pre-defined value is used to reset the random seed so that results are repeatable.</text:p>
      <text:p text:style-name="P1"/>
      <text:p text:style-name="P1">crv$seed &lt;- 42 </text:p>
      <text:p text:style-name="P1"/>
      <text:p text:style-name="P1">#============================================================</text:p>
      <text:p text:style-name="P1"># Rattle timestamp: 2015-09-23 18:22:49 x86_64-unknown-linux-gnu </text:p>
      <text:p text:style-name="P1"/>
      <text:p text:style-name="P1"># Load the data.</text:p>
      <text:p text:style-name="P1"/>
      <text:p text:style-name="P1">crs$dataset &lt;- read.csv("file:///root/BDA_project/german_test.csv", na.strings=c(".", "NA", "", "?"), strip.white=TRUE, encoding="UTF-8")</text:p>
      <text:p text:style-name="P1"/>
      <text:p text:style-name="P1"><text:soft-page-break/>#============================================================</text:p>
      <text:p text:style-name="P1"># Rattle timestamp: 2015-09-23 18:22:50 x86_64-unknown-linux-gnu </text:p>
      <text:p text:style-name="P1"/>
      <text:p text:style-name="P1"># Note the user selections. </text:p>
      <text:p text:style-name="P1"/>
      <text:p text:style-name="P1"># Build the training/validate/test datasets.</text:p>
      <text:p text:style-name="P1"/>
      <text:p text:style-name="P1">set.seed(crv$seed) </text:p>
      <text:p text:style-name="P1">crs$nobs &lt;- nrow(crs$dataset) # 1000 observations </text:p>
      <text:p text:style-name="P1">crs$sample &lt;- crs$train &lt;- sample(nrow(crs$dataset), 0.7*crs$nobs) # 700 observations</text:p>
      <text:p text:style-name="P1">crs$validate &lt;- sample(setdiff(seq_len(nrow(crs$dataset)), crs$train), 0.15*crs$nobs) # 150 observations</text:p>
      <text:p text:style-name="P1">crs$test &lt;- setdiff(setdiff(seq_len(nrow(crs$dataset)), crs$train), crs$validate) # 150 observations</text:p>
      <text:p text:style-name="P1"/>
      <text:p text:style-name="P1"># The following variable selections have been noted.</text:p>
      <text:p text:style-name="P1"/>
      <text:p text:style-name="P1">crs$input &lt;- c("status", "duration", "history", "purpose",</text:p>
      <text:p text:style-name="P1"><text:s text:c="5"/>"credit", "bonds", "jobex", "rate",</text:p>
      <text:p text:style-name="P1"><text:s text:c="5"/>"sex", "guarantor", "residence", "property",</text:p>
      <text:p text:style-name="P1"><text:s text:c="5"/>"age", "install", "house", "nocredit",</text:p>
      <text:p text:style-name="P1"><text:s text:c="5"/>"job", "no", "ph", "nri")</text:p>
      <text:p text:style-name="P1"/>
      <text:p text:style-name="P1">crs$numeric &lt;- c("duration", "credit", "rate", "residence",</text:p>
      <text:p text:style-name="P1"><text:s text:c="5"/>"age", "nocredit", "no")</text:p>
      <text:p text:style-name="P1"/>
      <text:p text:style-name="P1">crs$categoric &lt;- c("status", "history", "purpose", "bonds",</text:p>
      <text:p text:style-name="P1"><text:s text:c="5"/>"jobex", "sex", "guarantor", "property",</text:p>
      <text:p text:style-name="P1"><text:s text:c="5"/>"install", "house", "job", "ph",</text:p>
      <text:p text:style-name="P1"><text:s text:c="5"/>"nri")</text:p>
      <text:p text:style-name="P1"/>
      <text:p text:style-name="P1">crs$target <text:s/>&lt;- "credibility"</text:p>
      <text:p text:style-name="P1">crs$risk <text:s text:c="3"/>&lt;- NULL</text:p>
      <text:p text:style-name="P1">crs$ident <text:s text:c="2"/>&lt;- NULL</text:p>
      <text:p text:style-name="P1">crs$ignore <text:s/>&lt;- NULL</text:p>
      <text:p text:style-name="P1">crs$weights &lt;- NULL</text:p>
      <text:p text:style-name="P1"/>
      <text:p text:style-name="P1">#============================================================</text:p>
      <text:p text:style-name="P1"># Rattle timestamp: 2015-09-23 18:23:17 x86_64-unknown-linux-gnu </text:p>
      <text:p text:style-name="P1"/>
      <text:p text:style-name="P1"># Remap variables. </text:p>
      <text:p text:style-name="P1"/>
      <text:p text:style-name="P1"># Transform into a numeric.</text:p>
      <text:p text:style-name="P1"/>
      <text:p text:style-name="P1"><text:s text:c="2"/>crs$dataset[["TNM_status"]] &lt;- as.numeric(crs$dataset[["status"]])</text:p>
      <text:p text:style-name="P1"><text:soft-page-break/><text:s text:c="2"/>crs$dataset[["TNM_history"]] &lt;- as.numeric(crs$dataset[["history"]])</text:p>
      <text:p text:style-name="P1"><text:s text:c="2"/>crs$dataset[["TNM_purpose"]] &lt;- as.numeric(crs$dataset[["purpose"]])</text:p>
      <text:p text:style-name="P1"><text:s text:c="2"/>crs$dataset[["TNM_bonds"]] &lt;- as.numeric(crs$dataset[["bonds"]])</text:p>
      <text:p text:style-name="P1"><text:s text:c="2"/>crs$dataset[["TNM_jobex"]] &lt;- as.numeric(crs$dataset[["jobex"]])</text:p>
      <text:p text:style-name="P1"><text:s text:c="2"/>crs$dataset[["TNM_sex"]] &lt;- as.numeric(crs$dataset[["sex"]])</text:p>
      <text:p text:style-name="P1"><text:s text:c="2"/>crs$dataset[["TNM_guarantor"]] &lt;- as.numeric(crs$dataset[["guarantor"]])</text:p>
      <text:p text:style-name="P1"><text:s text:c="2"/>crs$dataset[["TNM_property"]] &lt;- as.numeric(crs$dataset[["property"]])</text:p>
      <text:p text:style-name="P1"><text:s text:c="2"/>crs$dataset[["TNM_install"]] &lt;- as.numeric(crs$dataset[["install"]])</text:p>
      <text:p text:style-name="P1"><text:s text:c="2"/>crs$dataset[["TNM_house"]] &lt;- as.numeric(crs$dataset[["house"]])</text:p>
      <text:p text:style-name="P1"><text:s text:c="2"/>crs$dataset[["TNM_job"]] &lt;- as.numeric(crs$dataset[["job"]])</text:p>
      <text:p text:style-name="P1"><text:s text:c="2"/>crs$dataset[["TNM_ph"]] &lt;- as.numeric(crs$dataset[["ph"]])</text:p>
      <text:p text:style-name="P1"><text:s text:c="2"/>crs$dataset[["TNM_nri"]] &lt;- as.numeric(crs$dataset[["nri"]])</text:p>
      <text:p text:style-name="P1"/>
      <text:p text:style-name="P1">#============================================================</text:p>
      <text:p text:style-name="P1"># Rattle timestamp: 2015-09-23 18:23:18 x86_64-unknown-linux-gnu </text:p>
      <text:p text:style-name="P1"/>
      <text:p text:style-name="P1"># Note the user selections. </text:p>
      <text:p text:style-name="P1"/>
      <text:p text:style-name="P1"># The following variable selections have been noted.</text:p>
      <text:p text:style-name="P1"/>
      <text:p text:style-name="P1">crs$input &lt;- c("duration", "credit", "rate", "residence",</text:p>
      <text:p text:style-name="P1"><text:s text:c="5"/>"age", "nocredit", "no", "TNM_status",</text:p>
      <text:p text:style-name="P1"><text:s text:c="5"/>"TNM_history", "TNM_purpose", "TNM_bonds", "TNM_jobex",</text:p>
      <text:p text:style-name="P1"><text:s text:c="5"/>"TNM_sex", "TNM_guarantor", "TNM_property", "TNM_install",</text:p>
      <text:p text:style-name="P1"><text:s text:c="5"/>"TNM_house", "TNM_job", "TNM_ph", "TNM_nri")</text:p>
      <text:p text:style-name="P1"/>
      <text:p text:style-name="P1">crs$numeric &lt;- c("duration", "credit", "rate", "residence",</text:p>
      <text:p text:style-name="P1"><text:s text:c="5"/>"age", "nocredit", "no", "TNM_status",</text:p>
      <text:p text:style-name="P1"><text:s text:c="5"/>"TNM_history", "TNM_purpose", "TNM_bonds", "TNM_jobex",</text:p>
      <text:p text:style-name="P1"><text:s text:c="5"/>"TNM_sex", "TNM_guarantor", "TNM_property", "TNM_install",</text:p>
      <text:p text:style-name="P1"><text:s text:c="5"/>"TNM_house", "TNM_job", "TNM_ph", "TNM_nri")</text:p>
      <text:p text:style-name="P1"/>
      <text:p text:style-name="P1">crs$categoric &lt;- NULL</text:p>
      <text:p text:style-name="P1"/>
      <text:p text:style-name="P1">crs$target <text:s/>&lt;- "credibility"</text:p>
      <text:p text:style-name="P1">crs$risk <text:s text:c="3"/>&lt;- NULL</text:p>
      <text:p text:style-name="P1">crs$ident <text:s text:c="2"/>&lt;- NULL</text:p>
      <text:p text:style-name="P1">crs$ignore <text:s/>&lt;- c("status", "history", "purpose", "bonds", "jobex", "sex", "guarantor", "property", "install", "house", "job", "ph", "nri")</text:p>
      <text:p text:style-name="P1">crs$weights &lt;- NULL</text:p>
      <text:p text:style-name="P1"/>
      <text:p text:style-name="P1">#============================================================</text:p>
      <text:p text:style-name="P1"># Rattle timestamp: 2015-09-23 18:23:54 x86_64-unknown-linux-gnu </text:p>
      <text:p text:style-name="P1"/>
      <text:p text:style-name="P1"># Decision Tree </text:p>
      <text:p text:style-name="P1"/>
      <text:p text:style-name="P1"><text:soft-page-break/># The 'rpart' package provides the 'rpart' function.</text:p>
      <text:p text:style-name="P1"/>
      <text:p text:style-name="P1">require(rpart, quietly=TRUE)</text:p>
      <text:p text:style-name="P1"/>
      <text:p text:style-name="P1"># Reset the random number seed to obtain the same results each time.</text:p>
      <text:p text:style-name="P1"/>
      <text:p text:style-name="P1">set.seed(crv$seed)</text:p>
      <text:p text:style-name="P1"/>
      <text:p text:style-name="P1"># Build the Decision Tree model.</text:p>
      <text:p text:style-name="P1"/>
      <text:p text:style-name="P1">crs$rpart &lt;- rpart(credibility ~ .,</text:p>
      <text:p text:style-name="P1"><text:s text:c="4"/>data=crs$dataset[crs$train, c(crs$input, crs$target)],</text:p>
      <text:p text:style-name="P1"><text:s text:c="4"/>method="class",</text:p>
      <text:p text:style-name="P1"><text:s text:c="4"/>parms=list(split="information"),</text:p>
      <text:p text:style-name="P1"><text:s text:c="4"/>control=rpart.control(usesurrogate=0, </text:p>
      <text:p text:style-name="P1"><text:s text:c="8"/>maxsurrogate=0))</text:p>
      <text:p text:style-name="P1"/>
      <text:p text:style-name="P1"># Generate a textual view of the Decision Tree model.</text:p>
      <text:p text:style-name="P1"/>
      <text:p text:style-name="P1">print(crs$rpart)</text:p>
      <text:p text:style-name="P1">printcp(crs$rpart)</text:p>
      <text:p text:style-name="P1">cat("\n")</text:p>
      <text:p text:style-name="P1"/>
      <text:p text:style-name="P1"># Time taken: 0.40 secs</text:p>
      <text:p text:style-name="P1"/>
      <text:p text:style-name="P1">#============================================================</text:p>
      <text:p text:style-name="P1"># Rattle timestamp: 2015-09-23 18:23:55 x86_64-unknown-linux-gnu </text:p>
      <text:p text:style-name="P1"/>
      <text:p text:style-name="P1"># Ada Boost </text:p>
      <text:p text:style-name="P1"/>
      <text:p text:style-name="P1"># The `ada' package implements the boost algorithm.</text:p>
      <text:p text:style-name="P1"/>
      <text:p text:style-name="P1">require(ada, quietly=TRUE)</text:p>
      <text:p text:style-name="P1"/>
      <text:p text:style-name="P1"># Build the Ada Boost model.</text:p>
      <text:p text:style-name="P1"/>
      <text:p text:style-name="P1">set.seed(crv$seed)</text:p>
      <text:p text:style-name="P1">crs$ada &lt;- ada(credibility ~ .,</text:p>
      <text:p text:style-name="P1"><text:s text:c="6"/>data=crs$dataset[crs$train,c(crs$input, crs$target)],</text:p>
      <text:p text:style-name="P1"><text:s text:c="6"/>control=rpart.control(maxdepth=30,</text:p>
      <text:p text:style-name="P1"><text:s text:c="11"/>cp=0.010000,</text:p>
      <text:p text:style-name="P1"><text:s text:c="11"/>minsplit=20,</text:p>
      <text:p text:style-name="P1"><text:s text:c="11"/>xval=10),</text:p>
      <text:p text:style-name="P1"><text:s text:c="6"/>iter=50)</text:p>
      <text:p text:style-name="P1"/>
      <text:p text:style-name="P1"># Print the results of the modelling.</text:p>
      <text:p text:style-name="P1"/>
      <text:p text:style-name="P1"><text:soft-page-break/>print(crs$ada)</text:p>
      <text:p text:style-name="P1">round(crs$ada$model$errs[crs$ada$iter,], 2)</text:p>
      <text:p text:style-name="P1">cat('Variables actually used in tree construction:\n')</text:p>
      <text:p text:style-name="P1">print(sort(names(listAdaVarsUsed(crs$ada))))</text:p>
      <text:p text:style-name="P1">cat('\nFrequency of variables actually used:\n')</text:p>
      <text:p text:style-name="P1">print(listAdaVarsUsed(crs$ada))</text:p>
      <text:p text:style-name="P1"/>
      <text:p text:style-name="P1"># Time taken: 2.74 secs</text:p>
      <text:p text:style-name="P1"/>
      <text:p text:style-name="P1">#============================================================</text:p>
      <text:p text:style-name="P1"># Rattle timestamp: 2015-09-23 18:23:58 x86_64-unknown-linux-gnu </text:p>
      <text:p text:style-name="P1"/>
      <text:p text:style-name="P1"># Random Forest </text:p>
      <text:p text:style-name="P1"/>
      <text:p text:style-name="P1"># The 'randomForest' package provides the 'randomForest' function.</text:p>
      <text:p text:style-name="P1"/>
      <text:p text:style-name="P1">require(randomForest, quietly=TRUE)</text:p>
      <text:p text:style-name="P1"/>
      <text:p text:style-name="P1"># Build the Random Forest model.</text:p>
      <text:p text:style-name="P1"/>
      <text:p text:style-name="P1">set.seed(crv$seed)</text:p>
      <text:p text:style-name="P1">crs$rf &lt;- randomForest(as.factor(credibility) ~ .,</text:p>
      <text:p text:style-name="P1"><text:s text:c="6"/>data=crs$dataset[crs$sample,c(crs$input, crs$target)], </text:p>
      <text:p text:style-name="P1"><text:s text:c="6"/>ntree=500,</text:p>
      <text:p text:style-name="P1"><text:s text:c="6"/>mtry=4,</text:p>
      <text:p text:style-name="P1"><text:s text:c="6"/>importance=TRUE,</text:p>
      <text:p text:style-name="P1"><text:s text:c="6"/>na.action=na.roughfix,</text:p>
      <text:p text:style-name="P1"><text:s text:c="6"/>replace=FALSE)</text:p>
      <text:p text:style-name="P1"/>
      <text:p text:style-name="P1"># Generate textual output of 'Random Forest' model.</text:p>
      <text:p text:style-name="P1"/>
      <text:p text:style-name="P1">crs$rf</text:p>
      <text:p text:style-name="P1"/>
      <text:p text:style-name="P1"># The `pROC' package implements various AUC functions.</text:p>
      <text:p text:style-name="P1"/>
      <text:p text:style-name="P1">require(pROC, quietly=TRUE)</text:p>
      <text:p text:style-name="P1"/>
      <text:p text:style-name="P1"># Calculate the Area Under the Curve (AUC).</text:p>
      <text:p text:style-name="P1"/>
      <text:p text:style-name="P1">roc(crs$rf$y, as.numeric(crs$rf$predicted))</text:p>
      <text:p text:style-name="P1"/>
      <text:p text:style-name="P1"># Calculate the AUC Confidence Interval.</text:p>
      <text:p text:style-name="P1"/>
      <text:p text:style-name="P1">ci.auc(crs$rf$y, as.numeric(crs$rf$predicted))</text:p>
      <text:p text:style-name="P1"/>
      <text:p text:style-name="P1"># List the importance of the variables.</text:p>
      <text:p text:style-name="P1"/>
      <text:p text:style-name="P1"><text:soft-page-break/>rn &lt;- round(importance(crs$rf), 2)</text:p>
      <text:p text:style-name="P1">rn[order(rn[,3], decreasing=TRUE),]</text:p>
      <text:p text:style-name="P1"/>
      <text:p text:style-name="P1"># Time taken: 2.93 secs</text:p>
      <text:p text:style-name="P1"/>
      <text:p text:style-name="P1">#============================================================</text:p>
      <text:p text:style-name="P1"># Rattle timestamp: 2015-09-23 18:24:02 x86_64-unknown-linux-gnu </text:p>
      <text:p text:style-name="P1"/>
      <text:p text:style-name="P1"># Support vector machine. </text:p>
      <text:p text:style-name="P1"/>
      <text:p text:style-name="P1"># The 'kernlab' package provides the 'ksvm' function.</text:p>
      <text:p text:style-name="P1"/>
      <text:p text:style-name="P1">require(kernlab, quietly=TRUE)</text:p>
      <text:p text:style-name="P1"/>
      <text:p text:style-name="P1"># Build a Support Vector Machine model.</text:p>
      <text:p text:style-name="P1"/>
      <text:p text:style-name="P1">set.seed(crv$seed)</text:p>
      <text:p text:style-name="P1">crs$ksvm &lt;- ksvm(as.factor(credibility) ~ .,</text:p>
      <text:p text:style-name="P1"><text:s text:c="6"/>data=crs$dataset[crs$train,c(crs$input, crs$target)],</text:p>
      <text:p text:style-name="P1"><text:s text:c="6"/>kernel="rbfdot",</text:p>
      <text:p text:style-name="P1"><text:s text:c="6"/>prob.model=TRUE)</text:p>
      <text:p text:style-name="P1"/>
      <text:p text:style-name="P1"># Generate a textual view of the SVM model.</text:p>
      <text:p text:style-name="P1"/>
      <text:p text:style-name="P1">crs$ksvm</text:p>
      <text:p text:style-name="P1"/>
      <text:p text:style-name="P1"># Time taken: 0.28 secs</text:p>
      <text:p text:style-name="P1"/>
      <text:p text:style-name="P1">#============================================================</text:p>
      <text:p text:style-name="P1"># Rattle timestamp: 2015-09-23 18:24:03 x86_64-unknown-linux-gnu </text:p>
      <text:p text:style-name="P1"/>
      <text:p text:style-name="P1"># Regression model </text:p>
      <text:p text:style-name="P1"/>
      <text:p text:style-name="P1"># Build a Regression model.</text:p>
      <text:p text:style-name="P1"/>
      <text:p text:style-name="P1">crs$glm &lt;- glm(credibility ~ .,</text:p>
      <text:p text:style-name="P1"><text:s text:c="4"/>data=crs$dataset[crs$train, c(crs$input, crs$target)],</text:p>
      <text:p text:style-name="P1"><text:s text:c="4"/>family=binomial(link="logit"))</text:p>
      <text:p text:style-name="P1"/>
      <text:p text:style-name="P1">#============================================================</text:p>
      <text:p text:style-name="P1"># Rattle timestamp: 2015-09-23 18:24:03 x86_64-unknown-linux-gnu </text:p>
      <text:p text:style-name="P1"/>
      <text:p text:style-name="P1"># Neural Network </text:p>
      <text:p text:style-name="P1"/>
      <text:p text:style-name="P1"># Build a neural network model using the nnet package.</text:p>
      <text:p text:style-name="P1"><text:soft-page-break/></text:p>
      <text:p text:style-name="P1">require(nnet, quietly=TRUE)</text:p>
      <text:p text:style-name="P1"/>
      <text:p text:style-name="P1"># Build the NNet model.</text:p>
      <text:p text:style-name="P1"/>
      <text:p text:style-name="P1">set.seed(199)</text:p>
      <text:p text:style-name="P1">crs$nnet &lt;- nnet(as.factor(credibility) ~ .,</text:p>
      <text:p text:style-name="P1"><text:s text:c="4"/>data=crs$dataset[crs$sample,c(crs$input, crs$target)],</text:p>
      <text:p text:style-name="P1"><text:s text:c="4"/>size=10, skip=TRUE, MaxNWts=10000, trace=FALSE, maxit=100)</text:p>
      <text:p text:style-name="P1"/>
      <text:p text:style-name="P1"># Print the results of the modelling.</text:p>
      <text:p text:style-name="P1"/>
      <text:p text:style-name="P1">cat(sprintf("A %s network with %d weights.\n",</text:p>
      <text:p text:style-name="P1"><text:s text:c="4"/>paste(crs$nnet$n, collapse="-"),</text:p>
      <text:p text:style-name="P1"><text:s text:c="4"/>length(crs$nnet$wts)))</text:p>
      <text:p text:style-name="P1">cat(sprintf("Inputs: %s.\n",</text:p>
      <text:p text:style-name="P1"><text:s text:c="4"/>paste(crs$nnet$coefnames, collapse=", ")))</text:p>
      <text:p text:style-name="P1">cat(sprintf("Output: %s.\n",</text:p>
      <text:p text:style-name="P1"><text:s text:c="4"/>names(attr(crs$nnet$terms, "dataClasses"))[1]))</text:p>
      <text:p text:style-name="P1">cat(sprintf("Sum of Squares Residuals: %.4f.\n",</text:p>
      <text:p text:style-name="P1"><text:s text:c="4"/>sum(residuals(crs$nnet) ^ 2)))</text:p>
      <text:p text:style-name="P1">cat("\n")</text:p>
      <text:p text:style-name="P1">print(summary(crs$nnet))</text:p>
      <text:p text:style-name="P1">cat('\n')</text:p>
      <text:p text:style-name="P1"/>
      <text:p text:style-name="P1"># Time taken: 0.12 secs</text:p>
      <text:p text:style-name="P1"/>
      <text:p text:style-name="P1">#============================================================</text:p>
      <text:p text:style-name="P1"># Rattle timestamp: 2015-09-23 18:24:20 x86_64-unknown-linux-gnu </text:p>
      <text:p text:style-name="P1"/>
      <text:p text:style-name="P1"># Evaluate model performance. 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part model on german_test.csv [validate].</text:p>
      <text:p text:style-name="P1"/>
      <text:p text:style-name="P1">crs$pr &lt;- predict(crs$rpart, newdata=crs$dataset[crs$validate, c(crs$input, crs$target)])[,2]</text:p>
      <text:p text:style-name="P1"/>
      <text:p text:style-name="P1"># Remove observations with missing target.</text:p>
      <text:p text:style-name="P1"/>
      <text:p text:style-name="P1"><text:soft-page-break/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Decision Tree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<text:soft-page-break/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ada model on german_test.csv [validate].</text:p>
      <text:p text:style-name="P1"/>
      <text:p text:style-name="P1">crs$pr &lt;- predict(crs$ada, newdata=crs$dataset[crs$validate, c(crs$input, crs$target)], type="prob"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Ada Boo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><text:soft-page-break/></text:p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f model on german_test.csv [validate].</text:p>
      <text:p text:style-name="P1"/>
      <text:p text:style-name="P1">crs$pr &lt;- predict(crs$rf, newdata=na.omit(crs$dataset[crs$validate, c(crs$input, crs$target)]), type="prob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Random Fore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<text:soft-page-break/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ksvm model on german_test.csv [validate].</text:p>
      <text:p text:style-name="P1"/>
      <text:p text:style-name="P1">crs$pr &lt;- predict(crs$ksvm, newdata=na.omit(crs$dataset[crs$validate, c(crs$input, crs$target)]), type="probabilities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oft-page-break/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SVM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nnet model on german_test.csv [validate].</text:p>
      <text:p text:style-name="P1"/>
      <text:p text:style-name="P1">crs$pr &lt;- predict(crs$nnet, newdata=crs$dataset[crs$validate, c(crs$input, crs$target)])</text:p>
      <text:p text:style-name="P1"/>
      <text:p text:style-name="P1"><text:soft-page-break/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Neural Ne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================================================<text:soft-page-break/>============</text:p>
      <text:p text:style-name="P1"># Rattle timestamp: 2015-09-23 18:26:21 x86_64-unknown-linux-gnu </text:p>
      <text:p text:style-name="P1"/>
      <text:p text:style-name="P1"># Evaluate model performance. 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part model on german_test.csv [validate].</text:p>
      <text:p text:style-name="P1"/>
      <text:p text:style-name="P1">crs$pr &lt;- predict(crs$rpart, newdata=crs$dataset[crs$validate, c(crs$input, crs$target)]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Decision Tree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><text:soft-page-break/>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ada model on german_test.csv [validate].</text:p>
      <text:p text:style-name="P1"/>
      <text:p text:style-name="P1">crs$pr &lt;- predict(crs$ada, newdata=crs$dataset[crs$validate, c(crs$input, crs$target)], type="prob"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<text:soft-page-break/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Ada Boo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f model on german_test.csv [validate].</text:p>
      <text:p text:style-name="P1"/>
      <text:p text:style-name="P1">crs$pr &lt;- predict(crs$rf, newdata=na.omit(crs$dataset[crs$validate, c(crs$input, crs$target)]), type="prob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<text:soft-page-break/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Random Fore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><text:soft-page-break/></text:p>
      <text:p text:style-name="P1">require(ggplot2, quietly=TRUE)</text:p>
      <text:p text:style-name="P1"/>
      <text:p text:style-name="P1"># Generate an ROC Curve for the ksvm model on german_test.csv [validate].</text:p>
      <text:p text:style-name="P1"/>
      <text:p text:style-name="P1">crs$pr &lt;- predict(crs$ksvm, newdata=na.omit(crs$dataset[crs$validate, c(crs$input, crs$target)]), type="probabilities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SVM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oft-page-break/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nnet model on german_test.csv [validate].</text:p>
      <text:p text:style-name="P1"/>
      <text:p text:style-name="P1">crs$pr &lt;- predict(crs$nnet, newdata=crs$dataset[crs$validate, c(crs$input, crs$target)])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Neural Ne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<text:soft-page-break/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============================================================</text:p>
      <text:p text:style-name="P1"># Rattle timestamp: 2015-09-23 18:27:32 x86_64-unknown-linux-gnu </text:p>
      <text:p text:style-name="P1"/>
      <text:p text:style-name="P1"># Evaluate model performance. 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part model on german_test.csv [validate].</text:p>
      <text:p text:style-name="P1"/>
      <text:p text:style-name="P1">crs$pr &lt;- predict(crs$rpart, newdata=crs$dataset[crs$validate, c(crs$input, crs$target)]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<text:soft-page-break/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Decision Tree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ada model on german_test.csv [validate].</text:p>
      <text:p text:style-name="P1"/>
      <text:p text:style-name="P1"><text:soft-page-break/>crs$pr &lt;- predict(crs$ada, newdata=crs$dataset[crs$validate, c(crs$input, crs$target)], type="prob"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Ada Boo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<text:soft-page-break/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f model on german_test.csv [validate].</text:p>
      <text:p text:style-name="P1"/>
      <text:p text:style-name="P1">crs$pr &lt;- predict(crs$rf, newdata=na.omit(crs$dataset[crs$validate, c(crs$input, crs$target)]), type="prob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Random Fore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><text:soft-page-break/></text:p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ksvm model on german_test.csv [validate].</text:p>
      <text:p text:style-name="P1"/>
      <text:p text:style-name="P1">crs$pr &lt;- predict(crs$ksvm, newdata=na.omit(crs$dataset[crs$validate, c(crs$input, crs$target)]), type="probabilities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<text:soft-page-break/>p &lt;- p + xlab("False Positive Rate") + ylab("True Positive Rate")</text:p>
      <text:p text:style-name="P1">p &lt;- p + ggtitle("ROC Curve SVM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nnet model on german_test.csv [validate].</text:p>
      <text:p text:style-name="P1"/>
      <text:p text:style-name="P1">crs$pr &lt;- predict(crs$nnet, newdata=crs$dataset[crs$validate, c(crs$input, crs$target)])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<text:soft-page-break/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Neural Ne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============================================================</text:p>
      <text:p text:style-name="P1"># Rattle timestamp: 2015-09-23 18:33:42 x86_64-unknown-linux-gnu </text:p>
      <text:p text:style-name="P1"/>
      <text:p text:style-name="P1"># Note the user selections. </text:p>
      <text:p text:style-name="P1"/>
      <text:p text:style-name="P1"># Build the training/validate/test datasets.</text:p>
      <text:p text:style-name="P1"/>
      <text:p text:style-name="P1">set.seed(crv$seed) </text:p>
      <text:p text:style-name="P1"><text:soft-page-break/>crs$nobs &lt;- nrow(crs$dataset) # 1000 observations </text:p>
      <text:p text:style-name="P1">crs$sample &lt;- crs$train &lt;- sample(nrow(crs$dataset), 0.7*crs$nobs) # 700 observations</text:p>
      <text:p text:style-name="P1">crs$validate &lt;- sample(setdiff(seq_len(nrow(crs$dataset)), crs$train), 0.15*crs$nobs) # 150 observations</text:p>
      <text:p text:style-name="P1">crs$test &lt;- setdiff(setdiff(seq_len(nrow(crs$dataset)), crs$train), crs$validate) # 150 observations</text:p>
      <text:p text:style-name="P1"/>
      <text:p text:style-name="P1"># The following variable selections have been noted.</text:p>
      <text:p text:style-name="P1"/>
      <text:p text:style-name="P1">crs$input &lt;- c("TNM_guarantor", "TNM_job", "TNM_ph")</text:p>
      <text:p text:style-name="P1"/>
      <text:p text:style-name="P1">crs$numeric &lt;- c("TNM_guarantor", "TNM_job", "TNM_ph")</text:p>
      <text:p text:style-name="P1"/>
      <text:p text:style-name="P1">crs$categoric &lt;- NULL</text:p>
      <text:p text:style-name="P1"/>
      <text:p text:style-name="P1">crs$target <text:s/>&lt;- "credibility"</text:p>
      <text:p text:style-name="P1">crs$risk <text:s text:c="3"/>&lt;- NULL</text:p>
      <text:p text:style-name="P1">crs$ident <text:s text:c="2"/>&lt;- NULL</text:p>
      <text:p text:style-name="P1">crs$ignore <text:s/>&lt;- c("status", "duration", "history", "purpose", "credit", "bonds", "jobex", "rate", "sex", "guarantor", "residence", "property", "age", "install", "house", "nocredit", "job", "no", "ph", "nri", "TNM_status", "TNM_history", "TNM_purpose", "TNM_bonds", "TNM_jobex", "TNM_sex", "TNM_property", "TNM_install", "TNM_house", "TNM_nri")</text:p>
      <text:p text:style-name="P1">crs$weights &lt;- NULL</text:p>
      <text:p text:style-name="P1"/>
      <text:p text:style-name="P1">#============================================================</text:p>
      <text:p text:style-name="P1"># Rattle timestamp: 2015-09-23 18:34:01 x86_64-unknown-linux-gnu </text:p>
      <text:p text:style-name="P1"/>
      <text:p text:style-name="P1"># Decision Tree </text:p>
      <text:p text:style-name="P1"/>
      <text:p text:style-name="P1"># The 'rpart' package provides the 'rpart' function.</text:p>
      <text:p text:style-name="P1"/>
      <text:p text:style-name="P1">require(rpart, quietly=TRUE)</text:p>
      <text:p text:style-name="P1"/>
      <text:p text:style-name="P1"># Reset the random number seed to obtain the same results each time.</text:p>
      <text:p text:style-name="P1"/>
      <text:p text:style-name="P1">set.seed(crv$seed)</text:p>
      <text:p text:style-name="P1"/>
      <text:p text:style-name="P1"># Build the Decision Tree model.</text:p>
      <text:p text:style-name="P1"/>
      <text:p text:style-name="P1">crs$rpart &lt;- rpart(credibility ~ .,</text:p>
      <text:p text:style-name="P1"><text:s text:c="4"/>data=crs$dataset[crs$train, c(crs$input, crs$target)],</text:p>
      <text:p text:style-name="P1"><text:s text:c="4"/>method="class",</text:p>
      <text:p text:style-name="P1"><text:s text:c="4"/>parms=list(split="information"),</text:p>
      <text:p text:style-name="P1"><text:s text:c="4"/>control=rpart.control(usesurrogate=0, </text:p>
      <text:p text:style-name="P1"><text:s text:c="8"/>maxsurrogate=0))</text:p>
      <text:p text:style-name="P1"><text:soft-page-break/></text:p>
      <text:p text:style-name="P1"># Generate a textual view of the Decision Tree model.</text:p>
      <text:p text:style-name="P1"/>
      <text:p text:style-name="P1">print(crs$rpart)</text:p>
      <text:p text:style-name="P1">printcp(crs$rpart)</text:p>
      <text:p text:style-name="P1">cat("\n")</text:p>
      <text:p text:style-name="P1"/>
      <text:p text:style-name="P1"># Time taken: 0.01 secs</text:p>
      <text:p text:style-name="P1"/>
      <text:p text:style-name="P1">#============================================================</text:p>
      <text:p text:style-name="P1"># Rattle timestamp: 2015-09-23 18:34:02 x86_64-unknown-linux-gnu </text:p>
      <text:p text:style-name="P1"/>
      <text:p text:style-name="P1"># Ada Boost </text:p>
      <text:p text:style-name="P1"/>
      <text:p text:style-name="P1"># The `ada' package implements the boost algorithm.</text:p>
      <text:p text:style-name="P1"/>
      <text:p text:style-name="P1">require(ada, quietly=TRUE)</text:p>
      <text:p text:style-name="P1"/>
      <text:p text:style-name="P1"># Build the Ada Boost model.</text:p>
      <text:p text:style-name="P1"/>
      <text:p text:style-name="P1">set.seed(crv$seed)</text:p>
      <text:p text:style-name="P1">crs$ada &lt;- ada(credibility ~ .,</text:p>
      <text:p text:style-name="P1"><text:s text:c="6"/>data=crs$dataset[crs$train,c(crs$input, crs$target)],</text:p>
      <text:p text:style-name="P1"><text:s text:c="6"/>control=rpart.control(maxdepth=30,</text:p>
      <text:p text:style-name="P1"><text:s text:c="11"/>cp=0.010000,</text:p>
      <text:p text:style-name="P1"><text:s text:c="11"/>minsplit=20,</text:p>
      <text:p text:style-name="P1"><text:s text:c="11"/>xval=10),</text:p>
      <text:p text:style-name="P1"><text:s text:c="6"/>iter=50)</text:p>
      <text:p text:style-name="P1"/>
      <text:p text:style-name="P1"># Print the results of the modelling.</text:p>
      <text:p text:style-name="P1"/>
      <text:p text:style-name="P1">print(crs$ada)</text:p>
      <text:p text:style-name="P1">round(crs$ada$model$errs[crs$ada$iter,], 2)</text:p>
      <text:p text:style-name="P1">cat('Variables actually used in tree construction:\n')</text:p>
      <text:p text:style-name="P1">print(sort(names(listAdaVarsUsed(crs$ada))))</text:p>
      <text:p text:style-name="P1">cat('\nFrequency of variables actually used:\n')</text:p>
      <text:p text:style-name="P1">print(listAdaVarsUsed(crs$ada))</text:p>
      <text:p text:style-name="P1"/>
      <text:p text:style-name="P1"># Time taken: 1.33 secs</text:p>
      <text:p text:style-name="P1"/>
      <text:p text:style-name="P1">#============================================================</text:p>
      <text:p text:style-name="P1"># Rattle timestamp: 2015-09-23 18:34:04 x86_64-unknown-linux-gnu </text:p>
      <text:p text:style-name="P1"/>
      <text:p text:style-name="P1"># Random Forest </text:p>
      <text:p text:style-name="P1"/>
      <text:p text:style-name="P1"># The 'randomForest' package provides the 'randomForest' function.</text:p>
      <text:p text:style-name="P1"><text:soft-page-break/></text:p>
      <text:p text:style-name="P1">require(randomForest, quietly=TRUE)</text:p>
      <text:p text:style-name="P1"/>
      <text:p text:style-name="P1"># Build the Random Forest model.</text:p>
      <text:p text:style-name="P1"/>
      <text:p text:style-name="P1">set.seed(crv$seed)</text:p>
      <text:p text:style-name="P1">crs$rf &lt;- randomForest(as.factor(credibility) ~ .,</text:p>
      <text:p text:style-name="P1"><text:s text:c="6"/>data=crs$dataset[crs$sample,c(crs$input, crs$target)], </text:p>
      <text:p text:style-name="P1"><text:s text:c="6"/>ntree=500,</text:p>
      <text:p text:style-name="P1"><text:s text:c="6"/>mtry=1,</text:p>
      <text:p text:style-name="P1"><text:s text:c="6"/>importance=TRUE,</text:p>
      <text:p text:style-name="P1"><text:s text:c="6"/>na.action=na.roughfix,</text:p>
      <text:p text:style-name="P1"><text:s text:c="6"/>replace=FALSE)</text:p>
      <text:p text:style-name="P1"/>
      <text:p text:style-name="P1"># Generate textual output of 'Random Forest' model.</text:p>
      <text:p text:style-name="P1"/>
      <text:p text:style-name="P1">crs$rf</text:p>
      <text:p text:style-name="P1"/>
      <text:p text:style-name="P1"># The `pROC' package implements various AUC functions.</text:p>
      <text:p text:style-name="P1"/>
      <text:p text:style-name="P1">require(pROC, quietly=TRUE)</text:p>
      <text:p text:style-name="P1"/>
      <text:p text:style-name="P1"># Calculate the Area Under the Curve (AUC).</text:p>
      <text:p text:style-name="P1"/>
      <text:p text:style-name="P1">roc(crs$rf$y, as.numeric(crs$rf$predicted))</text:p>
      <text:p text:style-name="P1"/>
      <text:p text:style-name="P1"># Calculate the AUC Confidence Interval.</text:p>
      <text:p text:style-name="P1"/>
      <text:p text:style-name="P1">ci.auc(crs$rf$y, as.numeric(crs$rf$predicted))</text:p>
      <text:p text:style-name="P1"/>
      <text:p text:style-name="P1"># List the importance of the variables.</text:p>
      <text:p text:style-name="P1"/>
      <text:p text:style-name="P1">rn &lt;- round(importance(crs$rf), 2)</text:p>
      <text:p text:style-name="P1">rn[order(rn[,3], decreasing=TRUE),]</text:p>
      <text:p text:style-name="P1"/>
      <text:p text:style-name="P1"># Time taken: 0.85 secs</text:p>
      <text:p text:style-name="P1"/>
      <text:p text:style-name="P1">#============================================================</text:p>
      <text:p text:style-name="P1"># Rattle timestamp: 2015-09-23 18:34:05 x86_64-unknown-linux-gnu </text:p>
      <text:p text:style-name="P1"/>
      <text:p text:style-name="P1"># Support vector machine. </text:p>
      <text:p text:style-name="P1"/>
      <text:p text:style-name="P1"># The 'kernlab' package provides the 'ksvm' function.</text:p>
      <text:p text:style-name="P1"/>
      <text:p text:style-name="P1">require(kernlab, quietly=TRUE)</text:p>
      <text:p text:style-name="P1"/>
      <text:p text:style-name="P1"># Build a Support Vector Machine model.</text:p>
      <text:p text:style-name="P1"><text:soft-page-break/></text:p>
      <text:p text:style-name="P1">set.seed(crv$seed)</text:p>
      <text:p text:style-name="P1">crs$ksvm &lt;- ksvm(as.factor(credibility) ~ .,</text:p>
      <text:p text:style-name="P1"><text:s text:c="6"/>data=crs$dataset[crs$train,c(crs$input, crs$target)],</text:p>
      <text:p text:style-name="P1"><text:s text:c="6"/>kernel="rbfdot",</text:p>
      <text:p text:style-name="P1"><text:s text:c="6"/>prob.model=TRUE)</text:p>
      <text:p text:style-name="P1"/>
      <text:p text:style-name="P1"># Generate a textual view of the SVM model.</text:p>
      <text:p text:style-name="P1"/>
      <text:p text:style-name="P1">crs$ksvm</text:p>
      <text:p text:style-name="P1"/>
      <text:p text:style-name="P1"># Time taken: 0.19 secs</text:p>
      <text:p text:style-name="P1"/>
      <text:p text:style-name="P1">#============================================================</text:p>
      <text:p text:style-name="P1"># Rattle timestamp: 2015-09-23 18:34:05 x86_64-unknown-linux-gnu </text:p>
      <text:p text:style-name="P1"/>
      <text:p text:style-name="P1"># Regression model </text:p>
      <text:p text:style-name="P1"/>
      <text:p text:style-name="P1"># Build a Regression model.</text:p>
      <text:p text:style-name="P1"/>
      <text:p text:style-name="P1">crs$glm &lt;- glm(credibility ~ .,</text:p>
      <text:p text:style-name="P1"><text:s text:c="4"/>data=crs$dataset[crs$train, c(crs$input, crs$target)],</text:p>
      <text:p text:style-name="P1"><text:s text:c="4"/>family=binomial(link="logit"))</text:p>
      <text:p text:style-name="P1"/>
      <text:p text:style-name="P1">#============================================================</text:p>
      <text:p text:style-name="P1"># Rattle timestamp: 2015-09-23 18:34:05 x86_64-unknown-linux-gnu </text:p>
      <text:p text:style-name="P1"/>
      <text:p text:style-name="P1"># Neural Network </text:p>
      <text:p text:style-name="P1"/>
      <text:p text:style-name="P1"># Build a neural network model using the nnet package.</text:p>
      <text:p text:style-name="P1"/>
      <text:p text:style-name="P1">require(nnet, quietly=TRUE)</text:p>
      <text:p text:style-name="P1"/>
      <text:p text:style-name="P1"># Build the NNet model.</text:p>
      <text:p text:style-name="P1"/>
      <text:p text:style-name="P1">set.seed(199)</text:p>
      <text:p text:style-name="P1">crs$nnet &lt;- nnet(as.factor(credibility) ~ .,</text:p>
      <text:p text:style-name="P1"><text:s text:c="4"/>data=crs$dataset[crs$sample,c(crs$input, crs$target)],</text:p>
      <text:p text:style-name="P1"><text:s text:c="4"/>size=10, skip=TRUE, MaxNWts=10000, trace=FALSE, maxit=100)</text:p>
      <text:p text:style-name="P1"/>
      <text:p text:style-name="P1"># Print the results of the modelling.</text:p>
      <text:p text:style-name="P1"/>
      <text:p text:style-name="P1">cat(sprintf("A %s network with %d weights.\n",</text:p>
      <text:p text:style-name="P1"><text:s text:c="4"/>paste(crs$nnet$n, collapse="-"),</text:p>
      <text:p text:style-name="P1"><text:s text:c="4"/>length(crs$nnet$wts)))</text:p>
      <text:p text:style-name="P1">cat(sprintf("Inputs: %s.\n",</text:p>
      <text:p text:style-name="P1"><text:soft-page-break/><text:s text:c="4"/>paste(crs$nnet$coefnames, collapse=", ")))</text:p>
      <text:p text:style-name="P1">cat(sprintf("Output: %s.\n",</text:p>
      <text:p text:style-name="P1"><text:s text:c="4"/>names(attr(crs$nnet$terms, "dataClasses"))[1]))</text:p>
      <text:p text:style-name="P1">cat(sprintf("Sum of Squares Residuals: %.4f.\n",</text:p>
      <text:p text:style-name="P1"><text:s text:c="4"/>sum(residuals(crs$nnet) ^ 2)))</text:p>
      <text:p text:style-name="P1">cat("\n")</text:p>
      <text:p text:style-name="P1">print(summary(crs$nnet))</text:p>
      <text:p text:style-name="P1">cat('\n')</text:p>
      <text:p text:style-name="P1"/>
      <text:p text:style-name="P1"># Time taken: 0.28 secs</text:p>
      <text:p text:style-name="P1"/>
      <text:p text:style-name="P1">#============================================================</text:p>
      <text:p text:style-name="P1"># Rattle timestamp: 2015-09-23 18:34:17 x86_64-unknown-linux-gnu </text:p>
      <text:p text:style-name="P1"/>
      <text:p text:style-name="P1"># Evaluate model performance. 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part model on german_test.csv [validate].</text:p>
      <text:p text:style-name="P1"/>
      <text:p text:style-name="P1">crs$pr &lt;- predict(crs$rpart, newdata=crs$dataset[crs$validate, c(crs$input, crs$target)]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<text:soft-page-break/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Decision Tree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ada model on german_test.csv [validate].</text:p>
      <text:p text:style-name="P1"/>
      <text:p text:style-name="P1">crs$pr &lt;- predict(crs$ada, newdata=crs$dataset[crs$validate, c(crs$input, crs$target)], type="prob"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<text:soft-page-break/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Ada Boo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<text:soft-page-break/>require(ggplot2, quietly=TRUE)</text:p>
      <text:p text:style-name="P1"/>
      <text:p text:style-name="P1"># Generate an ROC Curve for the rf model on german_test.csv [validate].</text:p>
      <text:p text:style-name="P1"/>
      <text:p text:style-name="P1">crs$pr &lt;- predict(crs$rf, newdata=na.omit(crs$dataset[crs$validate, c(crs$input, crs$target)]), type="prob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Random Fore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oft-page-break/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ksvm model on german_test.csv [validate].</text:p>
      <text:p text:style-name="P1"/>
      <text:p text:style-name="P1">crs$pr &lt;- predict(crs$ksvm, newdata=na.omit(crs$dataset[crs$validate, c(crs$input, crs$target)]), type="probabilities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SVM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<text:soft-page-break/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nnet model on german_test.csv [validate].</text:p>
      <text:p text:style-name="P1"/>
      <text:p text:style-name="P1">crs$pr &lt;- predict(crs$nnet, newdata=crs$dataset[crs$validate, c(crs$input, crs$target)])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<text:soft-page-break/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Neural Ne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============================================================</text:p>
      <text:p text:style-name="P1"># Rattle timestamp: 2015-09-23 18:35:40 x86_64-unknown-linux-gnu </text:p>
      <text:p text:style-name="P1"/>
      <text:p text:style-name="P1"># Note the user selections. </text:p>
      <text:p text:style-name="P1"/>
      <text:p text:style-name="P1"># Build the training/validate/test datasets.</text:p>
      <text:p text:style-name="P1"/>
      <text:p text:style-name="P1">set.seed(crv$seed) </text:p>
      <text:p text:style-name="P1">crs$nobs &lt;- nrow(crs$dataset) # 1000 observations </text:p>
      <text:p text:style-name="P1">crs$sample &lt;- crs$train &lt;- sample(nrow(crs$dataset), 0.7*crs$nobs) # 700 observations</text:p>
      <text:p text:style-name="P1">crs$validate &lt;- sample(setdiff(seq_len(nrow(crs$dataset)), crs$train), 0.15*crs$nobs) # 150 observations</text:p>
      <text:p text:style-name="P1">crs$test &lt;- setdiff(setdiff(seq_len(nrow(crs$dataset)), crs$train), crs$validate) # 150 observations</text:p>
      <text:p text:style-name="P1"/>
      <text:p text:style-name="P1"><text:soft-page-break/># The following variable selections have been noted.</text:p>
      <text:p text:style-name="P1"/>
      <text:p text:style-name="P1">crs$input &lt;- c("duration", "credit", "rate", "residence",</text:p>
      <text:p text:style-name="P1"><text:s text:c="5"/>"age", "nocredit", "no", "TNM_status",</text:p>
      <text:p text:style-name="P1"><text:s text:c="5"/>"TNM_history", "TNM_bonds", "TNM_property")</text:p>
      <text:p text:style-name="P1"/>
      <text:p text:style-name="P1">crs$numeric &lt;- c("duration", "credit", "rate", "residence",</text:p>
      <text:p text:style-name="P1"><text:s text:c="5"/>"age", "nocredit", "no", "TNM_status",</text:p>
      <text:p text:style-name="P1"><text:s text:c="5"/>"TNM_history", "TNM_bonds", "TNM_property")</text:p>
      <text:p text:style-name="P1"/>
      <text:p text:style-name="P1">crs$categoric &lt;- NULL</text:p>
      <text:p text:style-name="P1"/>
      <text:p text:style-name="P1">crs$target <text:s/>&lt;- "credibility"</text:p>
      <text:p text:style-name="P1">crs$risk <text:s text:c="3"/>&lt;- NULL</text:p>
      <text:p text:style-name="P1">crs$ident <text:s text:c="2"/>&lt;- NULL</text:p>
      <text:p text:style-name="P1">crs$ignore <text:s/>&lt;- c("status", "history", "purpose", "bonds", "jobex", "sex", "guarantor", "property", "install", "house", "job", "ph", "nri", "TNM_purpose", "TNM_jobex", "TNM_sex", "TNM_guarantor", "TNM_install", "TNM_house", "TNM_job", "TNM_ph", "TNM_nri")</text:p>
      <text:p text:style-name="P1">crs$weights &lt;- NULL</text:p>
      <text:p text:style-name="P1"/>
      <text:p text:style-name="P1">#============================================================</text:p>
      <text:p text:style-name="P1"># Rattle timestamp: 2015-09-23 18:35:45 x86_64-unknown-linux-gnu </text:p>
      <text:p text:style-name="P1"/>
      <text:p text:style-name="P1"># Decision Tree </text:p>
      <text:p text:style-name="P1"/>
      <text:p text:style-name="P1"># The 'rpart' package provides the 'rpart' function.</text:p>
      <text:p text:style-name="P1"/>
      <text:p text:style-name="P1">require(rpart, quietly=TRUE)</text:p>
      <text:p text:style-name="P1"/>
      <text:p text:style-name="P1"># Reset the random number seed to obtain the same results each time.</text:p>
      <text:p text:style-name="P1"/>
      <text:p text:style-name="P1">set.seed(crv$seed)</text:p>
      <text:p text:style-name="P1"/>
      <text:p text:style-name="P1"># Build the Decision Tree model.</text:p>
      <text:p text:style-name="P1"/>
      <text:p text:style-name="P1">crs$rpart &lt;- rpart(credibility ~ .,</text:p>
      <text:p text:style-name="P1"><text:s text:c="4"/>data=crs$dataset[crs$train, c(crs$input, crs$target)],</text:p>
      <text:p text:style-name="P1"><text:s text:c="4"/>method="class",</text:p>
      <text:p text:style-name="P1"><text:s text:c="4"/>parms=list(split="information"),</text:p>
      <text:p text:style-name="P1"><text:s text:c="4"/>control=rpart.control(usesurrogate=0, </text:p>
      <text:p text:style-name="P1"><text:s text:c="8"/>maxsurrogate=0))</text:p>
      <text:p text:style-name="P1"/>
      <text:p text:style-name="P1"># Generate a textual view of the Decision Tree model.</text:p>
      <text:p text:style-name="P1"/>
      <text:p text:style-name="P1">print(crs$rpart)</text:p>
      <text:p text:style-name="P1">printcp(crs$rpart)</text:p>
      <text:p text:style-name="P1"><text:soft-page-break/>cat("\n")</text:p>
      <text:p text:style-name="P1"/>
      <text:p text:style-name="P1"># Time taken: 0.06 secs</text:p>
      <text:p text:style-name="P1"/>
      <text:p text:style-name="P1">#============================================================</text:p>
      <text:p text:style-name="P1"># Rattle timestamp: 2015-09-23 18:35:45 x86_64-unknown-linux-gnu </text:p>
      <text:p text:style-name="P1"/>
      <text:p text:style-name="P1"># Ada Boost </text:p>
      <text:p text:style-name="P1"/>
      <text:p text:style-name="P1"># The `ada' package implements the boost algorithm.</text:p>
      <text:p text:style-name="P1"/>
      <text:p text:style-name="P1">require(ada, quietly=TRUE)</text:p>
      <text:p text:style-name="P1"/>
      <text:p text:style-name="P1"># Build the Ada Boost model.</text:p>
      <text:p text:style-name="P1"/>
      <text:p text:style-name="P1">set.seed(crv$seed)</text:p>
      <text:p text:style-name="P1">crs$ada &lt;- ada(credibility ~ .,</text:p>
      <text:p text:style-name="P1"><text:s text:c="6"/>data=crs$dataset[crs$train,c(crs$input, crs$target)],</text:p>
      <text:p text:style-name="P1"><text:s text:c="6"/>control=rpart.control(maxdepth=30,</text:p>
      <text:p text:style-name="P1"><text:s text:c="11"/>cp=0.010000,</text:p>
      <text:p text:style-name="P1"><text:s text:c="11"/>minsplit=20,</text:p>
      <text:p text:style-name="P1"><text:s text:c="11"/>xval=10),</text:p>
      <text:p text:style-name="P1"><text:s text:c="6"/>iter=50)</text:p>
      <text:p text:style-name="P1"/>
      <text:p text:style-name="P1"># Print the results of the modelling.</text:p>
      <text:p text:style-name="P1"/>
      <text:p text:style-name="P1">print(crs$ada)</text:p>
      <text:p text:style-name="P1">round(crs$ada$model$errs[crs$ada$iter,], 2)</text:p>
      <text:p text:style-name="P1">cat('Variables actually used in tree construction:\n')</text:p>
      <text:p text:style-name="P1">print(sort(names(listAdaVarsUsed(crs$ada))))</text:p>
      <text:p text:style-name="P1">cat('\nFrequency of variables actually used:\n')</text:p>
      <text:p text:style-name="P1">print(listAdaVarsUsed(crs$ada))</text:p>
      <text:p text:style-name="P1"/>
      <text:p text:style-name="P1"># Time taken: 2.50 secs</text:p>
      <text:p text:style-name="P1"/>
      <text:p text:style-name="P1">#============================================================</text:p>
      <text:p text:style-name="P1"># Rattle timestamp: 2015-09-23 18:35:48 x86_64-unknown-linux-gnu </text:p>
      <text:p text:style-name="P1"/>
      <text:p text:style-name="P1"># Random Forest </text:p>
      <text:p text:style-name="P1"/>
      <text:p text:style-name="P1"># The 'randomForest' package provides the 'randomForest' function.</text:p>
      <text:p text:style-name="P1"/>
      <text:p text:style-name="P1">require(randomForest, quietly=TRUE)</text:p>
      <text:p text:style-name="P1"/>
      <text:p text:style-name="P1"># Build the Random Forest model.</text:p>
      <text:p text:style-name="P1"/>
      <text:p text:style-name="P1"><text:soft-page-break/>set.seed(crv$seed)</text:p>
      <text:p text:style-name="P1">crs$rf &lt;- randomForest(as.factor(credibility) ~ .,</text:p>
      <text:p text:style-name="P1"><text:s text:c="6"/>data=crs$dataset[crs$sample,c(crs$input, crs$target)], </text:p>
      <text:p text:style-name="P1"><text:s text:c="6"/>ntree=500,</text:p>
      <text:p text:style-name="P1"><text:s text:c="6"/>mtry=3,</text:p>
      <text:p text:style-name="P1"><text:s text:c="6"/>importance=TRUE,</text:p>
      <text:p text:style-name="P1"><text:s text:c="6"/>na.action=na.roughfix,</text:p>
      <text:p text:style-name="P1"><text:s text:c="6"/>replace=FALSE)</text:p>
      <text:p text:style-name="P1"/>
      <text:p text:style-name="P1"># Generate textual output of 'Random Forest' model.</text:p>
      <text:p text:style-name="P1"/>
      <text:p text:style-name="P1">crs$rf</text:p>
      <text:p text:style-name="P1"/>
      <text:p text:style-name="P1"># The `pROC' package implements various AUC functions.</text:p>
      <text:p text:style-name="P1"/>
      <text:p text:style-name="P1">require(pROC, quietly=TRUE)</text:p>
      <text:p text:style-name="P1"/>
      <text:p text:style-name="P1"># Calculate the Area Under the Curve (AUC).</text:p>
      <text:p text:style-name="P1"/>
      <text:p text:style-name="P1">roc(crs$rf$y, as.numeric(crs$rf$predicted))</text:p>
      <text:p text:style-name="P1"/>
      <text:p text:style-name="P1"># Calculate the AUC Confidence Interval.</text:p>
      <text:p text:style-name="P1"/>
      <text:p text:style-name="P1">ci.auc(crs$rf$y, as.numeric(crs$rf$predicted))</text:p>
      <text:p text:style-name="P1"/>
      <text:p text:style-name="P1"># List the importance of the variables.</text:p>
      <text:p text:style-name="P1"/>
      <text:p text:style-name="P1">rn &lt;- round(importance(crs$rf), 2)</text:p>
      <text:p text:style-name="P1">rn[order(rn[,3], decreasing=TRUE),]</text:p>
      <text:p text:style-name="P1"/>
      <text:p text:style-name="P1"># Time taken: 1.87 secs</text:p>
      <text:p text:style-name="P1"/>
      <text:p text:style-name="P1">#============================================================</text:p>
      <text:p text:style-name="P1"># Rattle timestamp: 2015-09-23 18:35:50 x86_64-unknown-linux-gnu </text:p>
      <text:p text:style-name="P1"/>
      <text:p text:style-name="P1"># Support vector machine. </text:p>
      <text:p text:style-name="P1"/>
      <text:p text:style-name="P1"># The 'kernlab' package provides the 'ksvm' function.</text:p>
      <text:p text:style-name="P1"/>
      <text:p text:style-name="P1">require(kernlab, quietly=TRUE)</text:p>
      <text:p text:style-name="P1"/>
      <text:p text:style-name="P1"># Build a Support Vector Machine model.</text:p>
      <text:p text:style-name="P1"/>
      <text:p text:style-name="P1">set.seed(crv$seed)</text:p>
      <text:p text:style-name="P1">crs$ksvm &lt;- ksvm(as.factor(credibility) ~ .,</text:p>
      <text:p text:style-name="P1"><text:s text:c="6"/>data=crs$dataset[crs$train,c(crs$input, crs$target)],</text:p>
      <text:p text:style-name="P1"><text:s text:c="6"/>kernel="rbfdot",</text:p>
      <text:p text:style-name="P1"><text:soft-page-break/><text:s text:c="6"/>prob.model=TRUE)</text:p>
      <text:p text:style-name="P1"/>
      <text:p text:style-name="P1"># Generate a textual view of the SVM model.</text:p>
      <text:p text:style-name="P1"/>
      <text:p text:style-name="P1">crs$ksvm</text:p>
      <text:p text:style-name="P1"/>
      <text:p text:style-name="P1"># Time taken: 0.25 secs</text:p>
      <text:p text:style-name="P1"/>
      <text:p text:style-name="P1">#============================================================</text:p>
      <text:p text:style-name="P1"># Rattle timestamp: 2015-09-23 18:35:51 x86_64-unknown-linux-gnu </text:p>
      <text:p text:style-name="P1"/>
      <text:p text:style-name="P1"># Regression model </text:p>
      <text:p text:style-name="P1"/>
      <text:p text:style-name="P1"># Build a Regression model.</text:p>
      <text:p text:style-name="P1"/>
      <text:p text:style-name="P1">crs$glm &lt;- glm(credibility ~ .,</text:p>
      <text:p text:style-name="P1"><text:s text:c="4"/>data=crs$dataset[crs$train, c(crs$input, crs$target)],</text:p>
      <text:p text:style-name="P1"><text:s text:c="4"/>family=binomial(link="logit"))</text:p>
      <text:p text:style-name="P1"/>
      <text:p text:style-name="P1">#============================================================</text:p>
      <text:p text:style-name="P1"># Rattle timestamp: 2015-09-23 18:35:51 x86_64-unknown-linux-gnu </text:p>
      <text:p text:style-name="P1"/>
      <text:p text:style-name="P1"># Neural Network </text:p>
      <text:p text:style-name="P1"/>
      <text:p text:style-name="P1"># Build a neural network model using the nnet package.</text:p>
      <text:p text:style-name="P1"/>
      <text:p text:style-name="P1">require(nnet, quietly=TRUE)</text:p>
      <text:p text:style-name="P1"/>
      <text:p text:style-name="P1"># Build the NNet model.</text:p>
      <text:p text:style-name="P1"/>
      <text:p text:style-name="P1">set.seed(199)</text:p>
      <text:p text:style-name="P1">crs$nnet &lt;- nnet(as.factor(credibility) ~ .,</text:p>
      <text:p text:style-name="P1"><text:s text:c="4"/>data=crs$dataset[crs$sample,c(crs$input, crs$target)],</text:p>
      <text:p text:style-name="P1"><text:s text:c="4"/>size=10, skip=TRUE, MaxNWts=10000, trace=FALSE, maxit=100)</text:p>
      <text:p text:style-name="P1"/>
      <text:p text:style-name="P1"># Print the results of the modelling.</text:p>
      <text:p text:style-name="P1"/>
      <text:p text:style-name="P1">cat(sprintf("A %s network with %d weights.\n",</text:p>
      <text:p text:style-name="P1"><text:s text:c="4"/>paste(crs$nnet$n, collapse="-"),</text:p>
      <text:p text:style-name="P1"><text:s text:c="4"/>length(crs$nnet$wts)))</text:p>
      <text:p text:style-name="P1">cat(sprintf("Inputs: %s.\n",</text:p>
      <text:p text:style-name="P1"><text:s text:c="4"/>paste(crs$nnet$coefnames, collapse=", ")))</text:p>
      <text:p text:style-name="P1">cat(sprintf("Output: %s.\n",</text:p>
      <text:p text:style-name="P1"><text:s text:c="4"/>names(attr(crs$nnet$terms, "dataClasses"))[1]))</text:p>
      <text:p text:style-name="P1">cat(sprintf("Sum of Squares Residuals: %.4f.\n",</text:p>
      <text:p text:style-name="P1"><text:s text:c="4"/>sum(residuals(crs$nnet) ^ 2)))</text:p>
      <text:p text:style-name="P1"><text:soft-page-break/>cat("\n")</text:p>
      <text:p text:style-name="P1">print(summary(crs$nnet))</text:p>
      <text:p text:style-name="P1">cat('\n')</text:p>
      <text:p text:style-name="P1"/>
      <text:p text:style-name="P1"># Time taken: 0.15 secs</text:p>
      <text:p text:style-name="P1"/>
      <text:p text:style-name="P1">#============================================================</text:p>
      <text:p text:style-name="P1"># Rattle timestamp: 2015-09-23 18:35:57 x86_64-unknown-linux-gnu </text:p>
      <text:p text:style-name="P1"/>
      <text:p text:style-name="P1"># Evaluate model performance. </text:p>
      <text:p text:style-name="P1"/>
      <text:p text:style-name="P1"># Generate an Error Matrix for the Decision Tree model.</text:p>
      <text:p text:style-name="P1"/>
      <text:p text:style-name="P1"># Obtain the response from the Decision Tree model.</text:p>
      <text:p text:style-name="P1"/>
      <text:p text:style-name="P1">crs$pr &lt;- predict(crs$rpart, newdata=crs$dataset[crs$validate, c(crs$input, crs$target)], type="class")</text:p>
      <text:p text:style-name="P1"/>
      <text:p text:style-name="P1"># Generate the confusion matrix showing counts.</text:p>
      <text:p text:style-name="P1"/>
      <text:p text:style-name="P1">table(crs$dataset[crs$validate, c(crs$input, crs$target)]$credibility, crs$pr,</text:p>
      <text:p text:style-name="P1"><text:s text:c="8"/>dnn=c("Actual", "Predicted"))</text:p>
      <text:p text:style-name="P1"/>
      <text:p text:style-name="P1"># Generate the confusion matrix showing proportions.</text:p>
      <text:p text:style-name="P1"/>
      <text:p text:style-name="P1">pcme &lt;- function(actual, cl)</text:p>
      <text:p text:style-name="P1">{</text:p>
      <text:p text:style-name="P1"><text:s text:c="2"/>x &lt;- table(actual, cl)</text:p>
      <text:p text:style-name="P1"><text:s text:c="2"/>tbl &lt;- cbind(round(x/length(actual), 2),</text:p>
      <text:p text:style-name="P1"><text:s text:c="15"/>Error=round(c(x[1,2]/sum(x[1,]),</text:p>
      <text:p text:style-name="P1"><text:s text:c="29"/>x[2,1]/sum(x[2,])), 2))</text:p>
      <text:p text:style-name="P1"><text:s text:c="2"/>names(attr(tbl, "dimnames")) &lt;- c("Actual", "Predicted")</text:p>
      <text:p text:style-name="P1"><text:s text:c="2"/>return(tbl)</text:p>
      <text:p text:style-name="P1">};</text:p>
      <text:p text:style-name="P1">pcme(crs$dataset[crs$validate, c(crs$input, crs$target)]$credibility, crs$pr)</text:p>
      <text:p text:style-name="P1"/>
      <text:p text:style-name="P1"># Calculate the overall error percentage.</text:p>
      <text:p text:style-name="P1"/>
      <text:p text:style-name="P1">overall &lt;- function(x)</text:p>
      <text:p text:style-name="P1">{</text:p>
      <text:p text:style-name="P1"><text:s text:c="2"/>if (nrow(x) == 2) </text:p>
      <text:p text:style-name="P1"><text:s text:c="4"/>cat((x[1,2] + x[2,1]) / sum(x)) </text:p>
      <text:p text:style-name="P1"><text:s text:c="2"/>else</text:p>
      <text:p text:style-name="P1"><text:s text:c="4"/>cat(1 - (x[1,rownames(x)]) / sum(x))</text:p>
      <text:p text:style-name="P1">} </text:p>
      <text:p text:style-name="P1">overall(table(crs$pr, crs$dataset[crs$validate, c(crs$input, crs$target)]$credibility, <text:s/></text:p>
      <text:p text:style-name="P1"><text:soft-page-break/><text:s text:c="8"/>dnn=c("Predicted", "Actual")))</text:p>
      <text:p text:style-name="P1"/>
      <text:p text:style-name="P1"># Calculate the averaged class error percentage.</text:p>
      <text:p text:style-name="P1"/>
      <text:p text:style-name="P1">avgerr &lt;- function(x) </text:p>
      <text:p text:style-name="P1"><text:tab/>cat(mean(c(x[1,2], x[2,1]) / apply(x, 1, sum))) </text:p>
      <text:p text:style-name="P1">avgerr(table(crs$pr, crs$dataset[crs$validate, c(crs$input, crs$target)]$credibility, <text:s/></text:p>
      <text:p text:style-name="P1"><text:s text:c="8"/>dnn=c("Predicted", "Actual")))</text:p>
      <text:p text:style-name="P1"/>
      <text:p text:style-name="P1"># Generate an Error Matrix for the Ada Boost model.</text:p>
      <text:p text:style-name="P1"/>
      <text:p text:style-name="P1"># Obtain the response from the Ada Boost model.</text:p>
      <text:p text:style-name="P1"/>
      <text:p text:style-name="P1">crs$pr &lt;- predict(crs$ada, newdata=crs$dataset[crs$validate, c(crs$input, crs$target)])</text:p>
      <text:p text:style-name="P1"/>
      <text:p text:style-name="P1"># Generate the confusion matrix showing counts.</text:p>
      <text:p text:style-name="P1"/>
      <text:p text:style-name="P1">table(crs$dataset[crs$validate, c(crs$input, crs$target)]$credibility, crs$pr,</text:p>
      <text:p text:style-name="P1"><text:s text:c="8"/>dnn=c("Actual", "Predicted"))</text:p>
      <text:p text:style-name="P1"/>
      <text:p text:style-name="P1"># Generate the confusion matrix showing proportions.</text:p>
      <text:p text:style-name="P1"/>
      <text:p text:style-name="P1">pcme &lt;- function(actual, cl)</text:p>
      <text:p text:style-name="P1">{</text:p>
      <text:p text:style-name="P1"><text:s text:c="2"/>x &lt;- table(actual, cl)</text:p>
      <text:p text:style-name="P1"><text:s text:c="2"/>tbl &lt;- cbind(round(x/length(actual), 2),</text:p>
      <text:p text:style-name="P1"><text:s text:c="15"/>Error=round(c(x[1,2]/sum(x[1,]),</text:p>
      <text:p text:style-name="P1"><text:s text:c="29"/>x[2,1]/sum(x[2,])), 2))</text:p>
      <text:p text:style-name="P1"><text:s text:c="2"/>names(attr(tbl, "dimnames")) &lt;- c("Actual", "Predicted")</text:p>
      <text:p text:style-name="P1"><text:s text:c="2"/>return(tbl)</text:p>
      <text:p text:style-name="P1">};</text:p>
      <text:p text:style-name="P1">pcme(crs$dataset[crs$validate, c(crs$input, crs$target)]$credibility, crs$pr)</text:p>
      <text:p text:style-name="P1"/>
      <text:p text:style-name="P1"># Calculate the overall error percentage.</text:p>
      <text:p text:style-name="P1"/>
      <text:p text:style-name="P1">overall &lt;- function(x)</text:p>
      <text:p text:style-name="P1">{</text:p>
      <text:p text:style-name="P1"><text:s text:c="2"/>if (nrow(x) == 2) </text:p>
      <text:p text:style-name="P1"><text:s text:c="4"/>cat((x[1,2] + x[2,1]) / sum(x)) </text:p>
      <text:p text:style-name="P1"><text:s text:c="2"/>else</text:p>
      <text:p text:style-name="P1"><text:s text:c="4"/>cat(1 - (x[1,rownames(x)]) / sum(x))</text:p>
      <text:p text:style-name="P1">} </text:p>
      <text:p text:style-name="P1">overall(table(crs$pr, crs$dataset[crs$validate, c(crs$input, crs$target)]$credibility, <text:s/></text:p>
      <text:p text:style-name="P1"><text:s text:c="8"/>dnn=c("Predicted", "Actual")))</text:p>
      <text:p text:style-name="P1"/>
      <text:p text:style-name="P1"><text:soft-page-break/># Calculate the averaged class error percentage.</text:p>
      <text:p text:style-name="P1"/>
      <text:p text:style-name="P1">avgerr &lt;- function(x) </text:p>
      <text:p text:style-name="P1"><text:tab/>cat(mean(c(x[1,2], x[2,1]) / apply(x, 1, sum))) </text:p>
      <text:p text:style-name="P1">avgerr(table(crs$pr, crs$dataset[crs$validate, c(crs$input, crs$target)]$credibility, <text:s/></text:p>
      <text:p text:style-name="P1"><text:s text:c="8"/>dnn=c("Predicted", "Actual")))</text:p>
      <text:p text:style-name="P1"/>
      <text:p text:style-name="P1"># Generate an Error Matrix for the Random Forest model.</text:p>
      <text:p text:style-name="P1"/>
      <text:p text:style-name="P1"># Obtain the response from the Random Forest model.</text:p>
      <text:p text:style-name="P1"/>
      <text:p text:style-name="P1">crs$pr &lt;- predict(crs$rf, newdata=na.omit(crs$dataset[crs$validate, c(crs$input, crs$target)]))</text:p>
      <text:p text:style-name="P1"/>
      <text:p text:style-name="P1"># Generate the confusion matrix showing counts.</text:p>
      <text:p text:style-name="P1"/>
      <text:p text:style-name="P1">table(na.omit(crs$dataset[crs$validate, c(crs$input, crs$target)])$credibility, crs$pr,</text:p>
      <text:p text:style-name="P1"><text:s text:c="8"/>dnn=c("Actual", "Predicted"))</text:p>
      <text:p text:style-name="P1"/>
      <text:p text:style-name="P1"># Generate the confusion matrix showing proportions.</text:p>
      <text:p text:style-name="P1"/>
      <text:p text:style-name="P1">pcme &lt;- function(actual, cl)</text:p>
      <text:p text:style-name="P1">{</text:p>
      <text:p text:style-name="P1"><text:s text:c="2"/>x &lt;- table(actual, cl)</text:p>
      <text:p text:style-name="P1"><text:s text:c="2"/>tbl &lt;- cbind(round(x/length(actual), 2),</text:p>
      <text:p text:style-name="P1"><text:s text:c="15"/>Error=round(c(x[1,2]/sum(x[1,]),</text:p>
      <text:p text:style-name="P1"><text:s text:c="29"/>x[2,1]/sum(x[2,])), 2))</text:p>
      <text:p text:style-name="P1"><text:s text:c="2"/>names(attr(tbl, "dimnames")) &lt;- c("Actual", "Predicted")</text:p>
      <text:p text:style-name="P1"><text:s text:c="2"/>return(tbl)</text:p>
      <text:p text:style-name="P1">};</text:p>
      <text:p text:style-name="P1">pcme(na.omit(crs$dataset[crs$validate, c(crs$input, crs$target)])$credibility, crs$pr)</text:p>
      <text:p text:style-name="P1"/>
      <text:p text:style-name="P1"># Calculate the overall error percentage.</text:p>
      <text:p text:style-name="P1"/>
      <text:p text:style-name="P1">overall &lt;- function(x)</text:p>
      <text:p text:style-name="P1">{</text:p>
      <text:p text:style-name="P1"><text:s text:c="2"/>if (nrow(x) == 2) </text:p>
      <text:p text:style-name="P1"><text:s text:c="4"/>cat((x[1,2] + x[2,1]) / sum(x)) </text:p>
      <text:p text:style-name="P1"><text:s text:c="2"/>else</text:p>
      <text:p text:style-name="P1"><text:s text:c="4"/>cat(1 - (x[1,rownames(x)]) / sum(x))</text:p>
      <text:p text:style-name="P1">} </text:p>
      <text:p text:style-name="P1">overall(table(crs$pr, na.omit(crs$dataset[crs$validate, c(crs$input, crs$target)])$credibility, <text:s/></text:p>
      <text:p text:style-name="P1"><text:s text:c="8"/>dnn=c("Predicted", "Actual")))</text:p>
      <text:p text:style-name="P1"/>
      <text:p text:style-name="P1"><text:soft-page-break/># Calculate the averaged class error percentage.</text:p>
      <text:p text:style-name="P1"/>
      <text:p text:style-name="P1">avgerr &lt;- function(x) </text:p>
      <text:p text:style-name="P1"><text:tab/>cat(mean(c(x[1,2], x[2,1]) / apply(x, 1, sum))) </text:p>
      <text:p text:style-name="P1">avgerr(table(crs$pr, na.omit(crs$dataset[crs$validate, c(crs$input, crs$target)])$credibility, <text:s/></text:p>
      <text:p text:style-name="P1"><text:s text:c="8"/>dnn=c("Predicted", "Actual")))</text:p>
      <text:p text:style-name="P1"/>
      <text:p text:style-name="P1"># Generate an Error Matrix for the SVM model.</text:p>
      <text:p text:style-name="P1"/>
      <text:p text:style-name="P1"># Obtain the response from the SVM model.</text:p>
      <text:p text:style-name="P1"/>
      <text:p text:style-name="P1">crs$pr &lt;- predict(crs$ksvm, newdata=na.omit(crs$dataset[crs$validate, c(crs$input, crs$target)]))</text:p>
      <text:p text:style-name="P1"/>
      <text:p text:style-name="P1"># Generate the confusion matrix showing counts.</text:p>
      <text:p text:style-name="P1"/>
      <text:p text:style-name="P1">table(na.omit(crs$dataset[crs$validate, c(crs$input, crs$target)])$credibility, crs$pr,</text:p>
      <text:p text:style-name="P1"><text:s text:c="8"/>dnn=c("Actual", "Predicted"))</text:p>
      <text:p text:style-name="P1"/>
      <text:p text:style-name="P1"># Generate the confusion matrix showing proportions.</text:p>
      <text:p text:style-name="P1"/>
      <text:p text:style-name="P1">pcme &lt;- function(actual, cl)</text:p>
      <text:p text:style-name="P1">{</text:p>
      <text:p text:style-name="P1"><text:s text:c="2"/>x &lt;- table(actual, cl)</text:p>
      <text:p text:style-name="P1"><text:s text:c="2"/>tbl &lt;- cbind(round(x/length(actual), 2),</text:p>
      <text:p text:style-name="P1"><text:s text:c="15"/>Error=round(c(x[1,2]/sum(x[1,]),</text:p>
      <text:p text:style-name="P1"><text:s text:c="29"/>x[2,1]/sum(x[2,])), 2))</text:p>
      <text:p text:style-name="P1"><text:s text:c="2"/>names(attr(tbl, "dimnames")) &lt;- c("Actual", "Predicted")</text:p>
      <text:p text:style-name="P1"><text:s text:c="2"/>return(tbl)</text:p>
      <text:p text:style-name="P1">};</text:p>
      <text:p text:style-name="P1">pcme(na.omit(crs$dataset[crs$validate, c(crs$input, crs$target)])$credibility, crs$pr)</text:p>
      <text:p text:style-name="P1"/>
      <text:p text:style-name="P1"># Calculate the overall error percentage.</text:p>
      <text:p text:style-name="P1"/>
      <text:p text:style-name="P1">overall &lt;- function(x)</text:p>
      <text:p text:style-name="P1">{</text:p>
      <text:p text:style-name="P1"><text:s text:c="2"/>if (nrow(x) == 2) </text:p>
      <text:p text:style-name="P1"><text:s text:c="4"/>cat((x[1,2] + x[2,1]) / sum(x)) </text:p>
      <text:p text:style-name="P1"><text:s text:c="2"/>else</text:p>
      <text:p text:style-name="P1"><text:s text:c="4"/>cat(1 - (x[1,rownames(x)]) / sum(x))</text:p>
      <text:p text:style-name="P1">} </text:p>
      <text:p text:style-name="P1">overall(table(crs$pr, na.omit(crs$dataset[crs$validate, c(crs$input, crs$target)])$credibility, <text:s/></text:p>
      <text:p text:style-name="P1"><text:s text:c="8"/>dnn=c("Predicted", "Actual")))</text:p>
      <text:p text:style-name="P1"/>
      <text:p text:style-name="P1"><text:soft-page-break/># Calculate the averaged class error percentage.</text:p>
      <text:p text:style-name="P1"/>
      <text:p text:style-name="P1">avgerr &lt;- function(x) </text:p>
      <text:p text:style-name="P1"><text:tab/>cat(mean(c(x[1,2], x[2,1]) / apply(x, 1, sum))) </text:p>
      <text:p text:style-name="P1">avgerr(table(crs$pr, na.omit(crs$dataset[crs$validate, c(crs$input, crs$target)])$credibility, <text:s/></text:p>
      <text:p text:style-name="P1"><text:s text:c="8"/>dnn=c("Predicted", "Actual")))</text:p>
      <text:p text:style-name="P1"/>
      <text:p text:style-name="P1"># Generate an Error Matrix for the Neural Net model.</text:p>
      <text:p text:style-name="P1"/>
      <text:p text:style-name="P1"># Obtain the response from the Neural Net model.</text:p>
      <text:p text:style-name="P1"/>
      <text:p text:style-name="P1">crs$pr &lt;- predict(crs$nnet, newdata=crs$dataset[crs$validate, c(crs$input, crs$target)], type="class")</text:p>
      <text:p text:style-name="P1"/>
      <text:p text:style-name="P1"># Generate the confusion matrix showing counts.</text:p>
      <text:p text:style-name="P1"/>
      <text:p text:style-name="P1">table(crs$dataset[crs$validate, c(crs$input, crs$target)]$credibility, crs$pr,</text:p>
      <text:p text:style-name="P1"><text:s text:c="8"/>dnn=c("Actual", "Predicted"))</text:p>
      <text:p text:style-name="P1"/>
      <text:p text:style-name="P1"># Generate the confusion matrix showing proportions.</text:p>
      <text:p text:style-name="P1"/>
      <text:p text:style-name="P1">pcme &lt;- function(actual, cl)</text:p>
      <text:p text:style-name="P1">{</text:p>
      <text:p text:style-name="P1"><text:s text:c="2"/>x &lt;- table(actual, cl)</text:p>
      <text:p text:style-name="P1"><text:s text:c="2"/>tbl &lt;- cbind(round(x/length(actual), 2),</text:p>
      <text:p text:style-name="P1"><text:s text:c="15"/>Error=round(c(x[1,2]/sum(x[1,]),</text:p>
      <text:p text:style-name="P1"><text:s text:c="29"/>x[2,1]/sum(x[2,])), 2))</text:p>
      <text:p text:style-name="P1"><text:s text:c="2"/>names(attr(tbl, "dimnames")) &lt;- c("Actual", "Predicted")</text:p>
      <text:p text:style-name="P1"><text:s text:c="2"/>return(tbl)</text:p>
      <text:p text:style-name="P1">};</text:p>
      <text:p text:style-name="P1">pcme(crs$dataset[crs$validate, c(crs$input, crs$target)]$credibility, crs$pr)</text:p>
      <text:p text:style-name="P1"/>
      <text:p text:style-name="P1"># Calculate the overall error percentage.</text:p>
      <text:p text:style-name="P1"/>
      <text:p text:style-name="P1">overall &lt;- function(x)</text:p>
      <text:p text:style-name="P1">{</text:p>
      <text:p text:style-name="P1"><text:s text:c="2"/>if (nrow(x) == 2) </text:p>
      <text:p text:style-name="P1"><text:s text:c="4"/>cat((x[1,2] + x[2,1]) / sum(x)) </text:p>
      <text:p text:style-name="P1"><text:s text:c="2"/>else</text:p>
      <text:p text:style-name="P1"><text:s text:c="4"/>cat(1 - (x[1,rownames(x)]) / sum(x))</text:p>
      <text:p text:style-name="P1">} </text:p>
      <text:p text:style-name="P1">overall(table(crs$pr, crs$dataset[crs$validate, c(crs$input, crs$target)]$credibility, <text:s/></text:p>
      <text:p text:style-name="P1"><text:s text:c="8"/>dnn=c("Predicted", "Actual")))</text:p>
      <text:p text:style-name="P1"/>
      <text:p text:style-name="P1"># Calculate the averaged class error percentage.</text:p>
      <text:p text:style-name="P1"/>
      <text:p text:style-name="P1"><text:soft-page-break/>avgerr &lt;- function(x) </text:p>
      <text:p text:style-name="P1"><text:tab/>cat(mean(c(x[1,2], x[2,1]) / apply(x, 1, sum))) </text:p>
      <text:p text:style-name="P1">avgerr(table(crs$pr, crs$dataset[crs$validate, c(crs$input, crs$target)]$credibility, <text:s/></text:p>
      <text:p text:style-name="P1"><text:s text:c="8"/>dnn=c("Predicted", "Actual")))</text:p>
      <text:p text:style-name="P1"/>
      <text:p text:style-name="P1">#============================================================</text:p>
      <text:p text:style-name="P1"># Rattle timestamp: 2015-09-23 18:36:12 x86_64-unknown-linux-gnu </text:p>
      <text:p text:style-name="P1"/>
      <text:p text:style-name="P1"># Decision Tree </text:p>
      <text:p text:style-name="P1"/>
      <text:p text:style-name="P1"># The 'rpart' package provides the 'rpart' function.</text:p>
      <text:p text:style-name="P1"/>
      <text:p text:style-name="P1">require(rpart, quietly=TRUE)</text:p>
      <text:p text:style-name="P1"/>
      <text:p text:style-name="P1"># Reset the random number seed to obtain the same results each time.</text:p>
      <text:p text:style-name="P1"/>
      <text:p text:style-name="P1">set.seed(crv$seed)</text:p>
      <text:p text:style-name="P1"/>
      <text:p text:style-name="P1"># Build the Decision Tree model.</text:p>
      <text:p text:style-name="P1"/>
      <text:p text:style-name="P1">crs$rpart &lt;- rpart(credibility ~ .,</text:p>
      <text:p text:style-name="P1"><text:s text:c="4"/>data=crs$dataset[crs$train, c(crs$input, crs$target)],</text:p>
      <text:p text:style-name="P1"><text:s text:c="4"/>method="class",</text:p>
      <text:p text:style-name="P1"><text:s text:c="4"/>parms=list(split="information"),</text:p>
      <text:p text:style-name="P1"><text:s text:c="4"/>control=rpart.control(usesurrogate=0, </text:p>
      <text:p text:style-name="P1"><text:s text:c="8"/>maxsurrogate=0))</text:p>
      <text:p text:style-name="P1"/>
      <text:p text:style-name="P1"># Generate a textual view of the Decision Tree model.</text:p>
      <text:p text:style-name="P1"/>
      <text:p text:style-name="P1">print(crs$rpart)</text:p>
      <text:p text:style-name="P1">printcp(crs$rpart)</text:p>
      <text:p text:style-name="P1">cat("\n")</text:p>
      <text:p text:style-name="P1"/>
      <text:p text:style-name="P1"># Time taken: 0.06 secs</text:p>
      <text:p text:style-name="P1"/>
      <text:p text:style-name="P1">#============================================================</text:p>
      <text:p text:style-name="P1"># Rattle timestamp: 2015-09-23 18:36:13 x86_64-unknown-linux-gnu </text:p>
      <text:p text:style-name="P1"/>
      <text:p text:style-name="P1"># Ada Boost </text:p>
      <text:p text:style-name="P1"/>
      <text:p text:style-name="P1"># The `ada' package implements the boost algorithm.</text:p>
      <text:p text:style-name="P1"/>
      <text:p text:style-name="P1">require(ada, quietly=TRUE)</text:p>
      <text:p text:style-name="P1"/>
      <text:p text:style-name="P1"># Build the Ada Boost model.</text:p>
      <text:p text:style-name="P1"><text:soft-page-break/></text:p>
      <text:p text:style-name="P1">set.seed(crv$seed)</text:p>
      <text:p text:style-name="P1">crs$ada &lt;- ada(credibility ~ .,</text:p>
      <text:p text:style-name="P1"><text:s text:c="6"/>data=crs$dataset[crs$train,c(crs$input, crs$target)],</text:p>
      <text:p text:style-name="P1"><text:s text:c="6"/>control=rpart.control(maxdepth=30,</text:p>
      <text:p text:style-name="P1"><text:s text:c="11"/>cp=0.010000,</text:p>
      <text:p text:style-name="P1"><text:s text:c="11"/>minsplit=20,</text:p>
      <text:p text:style-name="P1"><text:s text:c="11"/>xval=10),</text:p>
      <text:p text:style-name="P1"><text:s text:c="6"/>iter=50)</text:p>
      <text:p text:style-name="P1"/>
      <text:p text:style-name="P1"># Print the results of the modelling.</text:p>
      <text:p text:style-name="P1"/>
      <text:p text:style-name="P1">print(crs$ada)</text:p>
      <text:p text:style-name="P1">round(crs$ada$model$errs[crs$ada$iter,], 2)</text:p>
      <text:p text:style-name="P1">cat('Variables actually used in tree construction:\n')</text:p>
      <text:p text:style-name="P1">print(sort(names(listAdaVarsUsed(crs$ada))))</text:p>
      <text:p text:style-name="P1">cat('\nFrequency of variables actually used:\n')</text:p>
      <text:p text:style-name="P1">print(listAdaVarsUsed(crs$ada))</text:p>
      <text:p text:style-name="P1"/>
      <text:p text:style-name="P1"># Time taken: 2.46 secs</text:p>
      <text:p text:style-name="P1"/>
      <text:p text:style-name="P1">#============================================================</text:p>
      <text:p text:style-name="P1"># Rattle timestamp: 2015-09-23 18:36:15 x86_64-unknown-linux-gnu </text:p>
      <text:p text:style-name="P1"/>
      <text:p text:style-name="P1"># Random Forest </text:p>
      <text:p text:style-name="P1"/>
      <text:p text:style-name="P1"># The 'randomForest' package provides the 'randomForest' function.</text:p>
      <text:p text:style-name="P1"/>
      <text:p text:style-name="P1">require(randomForest, quietly=TRUE)</text:p>
      <text:p text:style-name="P1"/>
      <text:p text:style-name="P1"># Build the Random Forest model.</text:p>
      <text:p text:style-name="P1"/>
      <text:p text:style-name="P1">set.seed(crv$seed)</text:p>
      <text:p text:style-name="P1">crs$rf &lt;- randomForest(as.factor(credibility) ~ .,</text:p>
      <text:p text:style-name="P1"><text:s text:c="6"/>data=crs$dataset[crs$sample,c(crs$input, crs$target)], </text:p>
      <text:p text:style-name="P1"><text:s text:c="6"/>ntree=500,</text:p>
      <text:p text:style-name="P1"><text:s text:c="6"/>mtry=3,</text:p>
      <text:p text:style-name="P1"><text:s text:c="6"/>importance=TRUE,</text:p>
      <text:p text:style-name="P1"><text:s text:c="6"/>na.action=na.roughfix,</text:p>
      <text:p text:style-name="P1"><text:s text:c="6"/>replace=FALSE)</text:p>
      <text:p text:style-name="P1"/>
      <text:p text:style-name="P1"># Generate textual output of 'Random Forest' model.</text:p>
      <text:p text:style-name="P1"/>
      <text:p text:style-name="P1">crs$rf</text:p>
      <text:p text:style-name="P1"/>
      <text:p text:style-name="P1"># The `pROC' package implements various AUC functions.</text:p>
      <text:p text:style-name="P1"/>
      <text:p text:style-name="P1"><text:soft-page-break/>require(pROC, quietly=TRUE)</text:p>
      <text:p text:style-name="P1"/>
      <text:p text:style-name="P1"># Calculate the Area Under the Curve (AUC).</text:p>
      <text:p text:style-name="P1"/>
      <text:p text:style-name="P1">roc(crs$rf$y, as.numeric(crs$rf$predicted))</text:p>
      <text:p text:style-name="P1"/>
      <text:p text:style-name="P1"># Calculate the AUC Confidence Interval.</text:p>
      <text:p text:style-name="P1"/>
      <text:p text:style-name="P1">ci.auc(crs$rf$y, as.numeric(crs$rf$predicted))</text:p>
      <text:p text:style-name="P1"/>
      <text:p text:style-name="P1"># List the importance of the variables.</text:p>
      <text:p text:style-name="P1"/>
      <text:p text:style-name="P1">rn &lt;- round(importance(crs$rf), 2)</text:p>
      <text:p text:style-name="P1">rn[order(rn[,3], decreasing=TRUE),]</text:p>
      <text:p text:style-name="P1"/>
      <text:p text:style-name="P1"># Time taken: 1.78 secs</text:p>
      <text:p text:style-name="P1"/>
      <text:p text:style-name="P1">#============================================================</text:p>
      <text:p text:style-name="P1"># Rattle timestamp: 2015-09-23 18:36:17 x86_64-unknown-linux-gnu </text:p>
      <text:p text:style-name="P1"/>
      <text:p text:style-name="P1"># Support vector machine. </text:p>
      <text:p text:style-name="P1"/>
      <text:p text:style-name="P1"># The 'kernlab' package provides the 'ksvm' function.</text:p>
      <text:p text:style-name="P1"/>
      <text:p text:style-name="P1">require(kernlab, quietly=TRUE)</text:p>
      <text:p text:style-name="P1"/>
      <text:p text:style-name="P1"># Build a Support Vector Machine model.</text:p>
      <text:p text:style-name="P1"/>
      <text:p text:style-name="P1">set.seed(crv$seed)</text:p>
      <text:p text:style-name="P1">crs$ksvm &lt;- ksvm(as.factor(credibility) ~ .,</text:p>
      <text:p text:style-name="P1"><text:s text:c="6"/>data=crs$dataset[crs$train,c(crs$input, crs$target)],</text:p>
      <text:p text:style-name="P1"><text:s text:c="6"/>kernel="rbfdot",</text:p>
      <text:p text:style-name="P1"><text:s text:c="6"/>prob.model=TRUE)</text:p>
      <text:p text:style-name="P1"/>
      <text:p text:style-name="P1"># Generate a textual view of the SVM model.</text:p>
      <text:p text:style-name="P1"/>
      <text:p text:style-name="P1">crs$ksvm</text:p>
      <text:p text:style-name="P1"/>
      <text:p text:style-name="P1"># Time taken: 0.24 secs</text:p>
      <text:p text:style-name="P1"/>
      <text:p text:style-name="P1">#============================================================</text:p>
      <text:p text:style-name="P1"># Rattle timestamp: 2015-09-23 18:36:18 x86_64-unknown-linux-gnu </text:p>
      <text:p text:style-name="P1"/>
      <text:p text:style-name="P1"># Regression model </text:p>
      <text:p text:style-name="P1"/>
      <text:p text:style-name="P1"># Build a Regression model.</text:p>
      <text:p text:style-name="P1"><text:soft-page-break/></text:p>
      <text:p text:style-name="P1">crs$glm &lt;- glm(credibility ~ .,</text:p>
      <text:p text:style-name="P1"><text:s text:c="4"/>data=crs$dataset[crs$train, c(crs$input, crs$target)],</text:p>
      <text:p text:style-name="P1"><text:s text:c="4"/>family=binomial(link="logit"))</text:p>
      <text:p text:style-name="P1"/>
      <text:p text:style-name="P1">#============================================================</text:p>
      <text:p text:style-name="P1"># Rattle timestamp: 2015-09-23 18:36:18 x86_64-unknown-linux-gnu </text:p>
      <text:p text:style-name="P1"/>
      <text:p text:style-name="P1"># Neural Network </text:p>
      <text:p text:style-name="P1"/>
      <text:p text:style-name="P1"># Build a neural network model using the nnet package.</text:p>
      <text:p text:style-name="P1"/>
      <text:p text:style-name="P1">require(nnet, quietly=TRUE)</text:p>
      <text:p text:style-name="P1"/>
      <text:p text:style-name="P1"># Build the NNet model.</text:p>
      <text:p text:style-name="P1"/>
      <text:p text:style-name="P1">set.seed(199)</text:p>
      <text:p text:style-name="P1">crs$nnet &lt;- nnet(as.factor(credibility) ~ .,</text:p>
      <text:p text:style-name="P1"><text:s text:c="4"/>data=crs$dataset[crs$sample,c(crs$input, crs$target)],</text:p>
      <text:p text:style-name="P1"><text:s text:c="4"/>size=10, skip=TRUE, MaxNWts=10000, trace=FALSE, maxit=100)</text:p>
      <text:p text:style-name="P1"/>
      <text:p text:style-name="P1"># Print the results of the modelling.</text:p>
      <text:p text:style-name="P1"/>
      <text:p text:style-name="P1">cat(sprintf("A %s network with %d weights.\n",</text:p>
      <text:p text:style-name="P1"><text:s text:c="4"/>paste(crs$nnet$n, collapse="-"),</text:p>
      <text:p text:style-name="P1"><text:s text:c="4"/>length(crs$nnet$wts)))</text:p>
      <text:p text:style-name="P1">cat(sprintf("Inputs: %s.\n",</text:p>
      <text:p text:style-name="P1"><text:s text:c="4"/>paste(crs$nnet$coefnames, collapse=", ")))</text:p>
      <text:p text:style-name="P1">cat(sprintf("Output: %s.\n",</text:p>
      <text:p text:style-name="P1"><text:s text:c="4"/>names(attr(crs$nnet$terms, "dataClasses"))[1]))</text:p>
      <text:p text:style-name="P1">cat(sprintf("Sum of Squares Residuals: %.4f.\n",</text:p>
      <text:p text:style-name="P1"><text:s text:c="4"/>sum(residuals(crs$nnet) ^ 2)))</text:p>
      <text:p text:style-name="P1">cat("\n")</text:p>
      <text:p text:style-name="P1">print(summary(crs$nnet))</text:p>
      <text:p text:style-name="P1">cat('\n')</text:p>
      <text:p text:style-name="P1"/>
      <text:p text:style-name="P1"># Time taken: 0.15 secs</text:p>
      <text:p text:style-name="P1"/>
      <text:p text:style-name="P1">#============================================================</text:p>
      <text:p text:style-name="P1"># Rattle timestamp: 2015-09-23 18:36:23 x86_64-unknown-linux-gnu </text:p>
      <text:p text:style-name="P1"/>
      <text:p text:style-name="P1"># Evaluate model performance. </text:p>
      <text:p text:style-name="P1"/>
      <text:p text:style-name="P1"># Generate an Error Matrix for the Decision Tree model.</text:p>
      <text:p text:style-name="P1"/>
      <text:p text:style-name="P1"># Obtain the response from the Decision Tree model.</text:p>
      <text:p text:style-name="P1"><text:soft-page-break/></text:p>
      <text:p text:style-name="P1">crs$pr &lt;- predict(crs$rpart, newdata=crs$dataset[crs$validate, c(crs$input, crs$target)], type="class")</text:p>
      <text:p text:style-name="P1"/>
      <text:p text:style-name="P1"># Generate the confusion matrix showing counts.</text:p>
      <text:p text:style-name="P1"/>
      <text:p text:style-name="P1">table(crs$dataset[crs$validate, c(crs$input, crs$target)]$credibility, crs$pr,</text:p>
      <text:p text:style-name="P1"><text:s text:c="8"/>dnn=c("Actual", "Predicted"))</text:p>
      <text:p text:style-name="P1"/>
      <text:p text:style-name="P1"># Generate the confusion matrix showing proportions.</text:p>
      <text:p text:style-name="P1"/>
      <text:p text:style-name="P1">pcme &lt;- function(actual, cl)</text:p>
      <text:p text:style-name="P1">{</text:p>
      <text:p text:style-name="P1"><text:s text:c="2"/>x &lt;- table(actual, cl)</text:p>
      <text:p text:style-name="P1"><text:s text:c="2"/>tbl &lt;- cbind(round(x/length(actual), 2),</text:p>
      <text:p text:style-name="P1"><text:s text:c="15"/>Error=round(c(x[1,2]/sum(x[1,]),</text:p>
      <text:p text:style-name="P1"><text:s text:c="29"/>x[2,1]/sum(x[2,])), 2))</text:p>
      <text:p text:style-name="P1"><text:s text:c="2"/>names(attr(tbl, "dimnames")) &lt;- c("Actual", "Predicted")</text:p>
      <text:p text:style-name="P1"><text:s text:c="2"/>return(tbl)</text:p>
      <text:p text:style-name="P1">};</text:p>
      <text:p text:style-name="P1">pcme(crs$dataset[crs$validate, c(crs$input, crs$target)]$credibility, crs$pr)</text:p>
      <text:p text:style-name="P1"/>
      <text:p text:style-name="P1"># Calculate the overall error percentage.</text:p>
      <text:p text:style-name="P1"/>
      <text:p text:style-name="P1">overall &lt;- function(x)</text:p>
      <text:p text:style-name="P1">{</text:p>
      <text:p text:style-name="P1"><text:s text:c="2"/>if (nrow(x) == 2) </text:p>
      <text:p text:style-name="P1"><text:s text:c="4"/>cat((x[1,2] + x[2,1]) / sum(x)) </text:p>
      <text:p text:style-name="P1"><text:s text:c="2"/>else</text:p>
      <text:p text:style-name="P1"><text:s text:c="4"/>cat(1 - (x[1,rownames(x)]) / sum(x))</text:p>
      <text:p text:style-name="P1">} </text:p>
      <text:p text:style-name="P1">overall(table(crs$pr, crs$dataset[crs$validate, c(crs$input, crs$target)]$credibility, <text:s/></text:p>
      <text:p text:style-name="P1"><text:s text:c="8"/>dnn=c("Predicted", "Actual")))</text:p>
      <text:p text:style-name="P1"/>
      <text:p text:style-name="P1"># Calculate the averaged class error percentage.</text:p>
      <text:p text:style-name="P1"/>
      <text:p text:style-name="P1">avgerr &lt;- function(x) </text:p>
      <text:p text:style-name="P1"><text:tab/>cat(mean(c(x[1,2], x[2,1]) / apply(x, 1, sum))) </text:p>
      <text:p text:style-name="P1">avgerr(table(crs$pr, crs$dataset[crs$validate, c(crs$input, crs$target)]$credibility, <text:s/></text:p>
      <text:p text:style-name="P1"><text:s text:c="8"/>dnn=c("Predicted", "Actual")))</text:p>
      <text:p text:style-name="P1"/>
      <text:p text:style-name="P1"># Generate an Error Matrix for the Ada Boost model.</text:p>
      <text:p text:style-name="P1"/>
      <text:p text:style-name="P1"># Obtain the response from the Ada Boost model.</text:p>
      <text:p text:style-name="P1"/>
      <text:p text:style-name="P1">crs$pr &lt;- predict(crs$ada, newdata=crs$dataset[crs$validate, c(crs$input, <text:soft-page-break/>crs$target)])</text:p>
      <text:p text:style-name="P1"/>
      <text:p text:style-name="P1"># Generate the confusion matrix showing counts.</text:p>
      <text:p text:style-name="P1"/>
      <text:p text:style-name="P1">table(crs$dataset[crs$validate, c(crs$input, crs$target)]$credibility, crs$pr,</text:p>
      <text:p text:style-name="P1"><text:s text:c="8"/>dnn=c("Actual", "Predicted"))</text:p>
      <text:p text:style-name="P1"/>
      <text:p text:style-name="P1"># Generate the confusion matrix showing proportions.</text:p>
      <text:p text:style-name="P1"/>
      <text:p text:style-name="P1">pcme &lt;- function(actual, cl)</text:p>
      <text:p text:style-name="P1">{</text:p>
      <text:p text:style-name="P1"><text:s text:c="2"/>x &lt;- table(actual, cl)</text:p>
      <text:p text:style-name="P1"><text:s text:c="2"/>tbl &lt;- cbind(round(x/length(actual), 2),</text:p>
      <text:p text:style-name="P1"><text:s text:c="15"/>Error=round(c(x[1,2]/sum(x[1,]),</text:p>
      <text:p text:style-name="P1"><text:s text:c="29"/>x[2,1]/sum(x[2,])), 2))</text:p>
      <text:p text:style-name="P1"><text:s text:c="2"/>names(attr(tbl, "dimnames")) &lt;- c("Actual", "Predicted")</text:p>
      <text:p text:style-name="P1"><text:s text:c="2"/>return(tbl)</text:p>
      <text:p text:style-name="P1">};</text:p>
      <text:p text:style-name="P1">pcme(crs$dataset[crs$validate, c(crs$input, crs$target)]$credibility, crs$pr)</text:p>
      <text:p text:style-name="P1"/>
      <text:p text:style-name="P1"># Calculate the overall error percentage.</text:p>
      <text:p text:style-name="P1"/>
      <text:p text:style-name="P1">overall &lt;- function(x)</text:p>
      <text:p text:style-name="P1">{</text:p>
      <text:p text:style-name="P1"><text:s text:c="2"/>if (nrow(x) == 2) </text:p>
      <text:p text:style-name="P1"><text:s text:c="4"/>cat((x[1,2] + x[2,1]) / sum(x)) </text:p>
      <text:p text:style-name="P1"><text:s text:c="2"/>else</text:p>
      <text:p text:style-name="P1"><text:s text:c="4"/>cat(1 - (x[1,rownames(x)]) / sum(x))</text:p>
      <text:p text:style-name="P1">} </text:p>
      <text:p text:style-name="P1">overall(table(crs$pr, crs$dataset[crs$validate, c(crs$input, crs$target)]$credibility, <text:s/></text:p>
      <text:p text:style-name="P1"><text:s text:c="8"/>dnn=c("Predicted", "Actual")))</text:p>
      <text:p text:style-name="P1"/>
      <text:p text:style-name="P1"># Calculate the averaged class error percentage.</text:p>
      <text:p text:style-name="P1"/>
      <text:p text:style-name="P1">avgerr &lt;- function(x) </text:p>
      <text:p text:style-name="P1"><text:tab/>cat(mean(c(x[1,2], x[2,1]) / apply(x, 1, sum))) </text:p>
      <text:p text:style-name="P1">avgerr(table(crs$pr, crs$dataset[crs$validate, c(crs$input, crs$target)]$credibility, <text:s/></text:p>
      <text:p text:style-name="P1"><text:s text:c="8"/>dnn=c("Predicted", "Actual")))</text:p>
      <text:p text:style-name="P1"/>
      <text:p text:style-name="P1"># Generate an Error Matrix for the Random Forest model.</text:p>
      <text:p text:style-name="P1"/>
      <text:p text:style-name="P1"># Obtain the response from the Random Forest model.</text:p>
      <text:p text:style-name="P1"/>
      <text:p text:style-name="P1">crs$pr &lt;- predict(crs$rf, newdata=na.omit(crs$dataset[crs$validate, c(crs$input, crs$target)]))</text:p>
      <text:p text:style-name="P1"/>
      <text:p text:style-name="P1"><text:soft-page-break/># Generate the confusion matrix showing counts.</text:p>
      <text:p text:style-name="P1"/>
      <text:p text:style-name="P1">table(na.omit(crs$dataset[crs$validate, c(crs$input, crs$target)])$credibility, crs$pr,</text:p>
      <text:p text:style-name="P1"><text:s text:c="8"/>dnn=c("Actual", "Predicted"))</text:p>
      <text:p text:style-name="P1"/>
      <text:p text:style-name="P1"># Generate the confusion matrix showing proportions.</text:p>
      <text:p text:style-name="P1"/>
      <text:p text:style-name="P1">pcme &lt;- function(actual, cl)</text:p>
      <text:p text:style-name="P1">{</text:p>
      <text:p text:style-name="P1"><text:s text:c="2"/>x &lt;- table(actual, cl)</text:p>
      <text:p text:style-name="P1"><text:s text:c="2"/>tbl &lt;- cbind(round(x/length(actual), 2),</text:p>
      <text:p text:style-name="P1"><text:s text:c="15"/>Error=round(c(x[1,2]/sum(x[1,]),</text:p>
      <text:p text:style-name="P1"><text:s text:c="29"/>x[2,1]/sum(x[2,])), 2))</text:p>
      <text:p text:style-name="P1"><text:s text:c="2"/>names(attr(tbl, "dimnames")) &lt;- c("Actual", "Predicted")</text:p>
      <text:p text:style-name="P1"><text:s text:c="2"/>return(tbl)</text:p>
      <text:p text:style-name="P1">};</text:p>
      <text:p text:style-name="P1">pcme(na.omit(crs$dataset[crs$validate, c(crs$input, crs$target)])$credibility, crs$pr)</text:p>
      <text:p text:style-name="P1"/>
      <text:p text:style-name="P1"># Calculate the overall error percentage.</text:p>
      <text:p text:style-name="P1"/>
      <text:p text:style-name="P1">overall &lt;- function(x)</text:p>
      <text:p text:style-name="P1">{</text:p>
      <text:p text:style-name="P1"><text:s text:c="2"/>if (nrow(x) == 2) </text:p>
      <text:p text:style-name="P1"><text:s text:c="4"/>cat((x[1,2] + x[2,1]) / sum(x)) </text:p>
      <text:p text:style-name="P1"><text:s text:c="2"/>else</text:p>
      <text:p text:style-name="P1"><text:s text:c="4"/>cat(1 - (x[1,rownames(x)]) / sum(x))</text:p>
      <text:p text:style-name="P1">} </text:p>
      <text:p text:style-name="P1">overall(table(crs$pr, na.omit(crs$dataset[crs$validate, c(crs$input, crs$target)])$credibility, <text:s/></text:p>
      <text:p text:style-name="P1"><text:s text:c="8"/>dnn=c("Predicted", "Actual")))</text:p>
      <text:p text:style-name="P1"/>
      <text:p text:style-name="P1"># Calculate the averaged class error percentage.</text:p>
      <text:p text:style-name="P1"/>
      <text:p text:style-name="P1">avgerr &lt;- function(x) </text:p>
      <text:p text:style-name="P1"><text:tab/>cat(mean(c(x[1,2], x[2,1]) / apply(x, 1, sum))) </text:p>
      <text:p text:style-name="P1">avgerr(table(crs$pr, na.omit(crs$dataset[crs$validate, c(crs$input, crs$target)])$credibility, <text:s/></text:p>
      <text:p text:style-name="P1"><text:s text:c="8"/>dnn=c("Predicted", "Actual")))</text:p>
      <text:p text:style-name="P1"/>
      <text:p text:style-name="P1"># Generate an Error Matrix for the SVM model.</text:p>
      <text:p text:style-name="P1"/>
      <text:p text:style-name="P1"># Obtain the response from the SVM model.</text:p>
      <text:p text:style-name="P1"/>
      <text:p text:style-name="P1">crs$pr &lt;- predict(crs$ksvm, newdata=na.omit(crs$dataset[crs$validate, c(crs$input, crs$target)]))</text:p>
      <text:p text:style-name="P1"/>
      <text:p text:style-name="P1"><text:soft-page-break/># Generate the confusion matrix showing counts.</text:p>
      <text:p text:style-name="P1"/>
      <text:p text:style-name="P1">table(na.omit(crs$dataset[crs$validate, c(crs$input, crs$target)])$credibility, crs$pr,</text:p>
      <text:p text:style-name="P1"><text:s text:c="8"/>dnn=c("Actual", "Predicted"))</text:p>
      <text:p text:style-name="P1"/>
      <text:p text:style-name="P1"># Generate the confusion matrix showing proportions.</text:p>
      <text:p text:style-name="P1"/>
      <text:p text:style-name="P1">pcme &lt;- function(actual, cl)</text:p>
      <text:p text:style-name="P1">{</text:p>
      <text:p text:style-name="P1"><text:s text:c="2"/>x &lt;- table(actual, cl)</text:p>
      <text:p text:style-name="P1"><text:s text:c="2"/>tbl &lt;- cbind(round(x/length(actual), 2),</text:p>
      <text:p text:style-name="P1"><text:s text:c="15"/>Error=round(c(x[1,2]/sum(x[1,]),</text:p>
      <text:p text:style-name="P1"><text:s text:c="29"/>x[2,1]/sum(x[2,])), 2))</text:p>
      <text:p text:style-name="P1"><text:s text:c="2"/>names(attr(tbl, "dimnames")) &lt;- c("Actual", "Predicted")</text:p>
      <text:p text:style-name="P1"><text:s text:c="2"/>return(tbl)</text:p>
      <text:p text:style-name="P1">};</text:p>
      <text:p text:style-name="P1">pcme(na.omit(crs$dataset[crs$validate, c(crs$input, crs$target)])$credibility, crs$pr)</text:p>
      <text:p text:style-name="P1"/>
      <text:p text:style-name="P1"># Calculate the overall error percentage.</text:p>
      <text:p text:style-name="P1"/>
      <text:p text:style-name="P1">overall &lt;- function(x)</text:p>
      <text:p text:style-name="P1">{</text:p>
      <text:p text:style-name="P1"><text:s text:c="2"/>if (nrow(x) == 2) </text:p>
      <text:p text:style-name="P1"><text:s text:c="4"/>cat((x[1,2] + x[2,1]) / sum(x)) </text:p>
      <text:p text:style-name="P1"><text:s text:c="2"/>else</text:p>
      <text:p text:style-name="P1"><text:s text:c="4"/>cat(1 - (x[1,rownames(x)]) / sum(x))</text:p>
      <text:p text:style-name="P1">} </text:p>
      <text:p text:style-name="P1">overall(table(crs$pr, na.omit(crs$dataset[crs$validate, c(crs$input, crs$target)])$credibility, <text:s/></text:p>
      <text:p text:style-name="P1"><text:s text:c="8"/>dnn=c("Predicted", "Actual")))</text:p>
      <text:p text:style-name="P1"/>
      <text:p text:style-name="P1"># Calculate the averaged class error percentage.</text:p>
      <text:p text:style-name="P1"/>
      <text:p text:style-name="P1">avgerr &lt;- function(x) </text:p>
      <text:p text:style-name="P1"><text:tab/>cat(mean(c(x[1,2], x[2,1]) / apply(x, 1, sum))) </text:p>
      <text:p text:style-name="P1">avgerr(table(crs$pr, na.omit(crs$dataset[crs$validate, c(crs$input, crs$target)])$credibility, <text:s/></text:p>
      <text:p text:style-name="P1"><text:s text:c="8"/>dnn=c("Predicted", "Actual")))</text:p>
      <text:p text:style-name="P1"/>
      <text:p text:style-name="P1"># Generate an Error Matrix for the Neural Net model.</text:p>
      <text:p text:style-name="P1"/>
      <text:p text:style-name="P1"># Obtain the response from the Neural Net model.</text:p>
      <text:p text:style-name="P1"/>
      <text:p text:style-name="P1">crs$pr &lt;- predict(crs$nnet, newdata=crs$dataset[crs$validate, c(crs$input, crs$target)], type="class")</text:p>
      <text:p text:style-name="P1"/>
      <text:p text:style-name="P1"><text:soft-page-break/># Generate the confusion matrix showing counts.</text:p>
      <text:p text:style-name="P1"/>
      <text:p text:style-name="P1">table(crs$dataset[crs$validate, c(crs$input, crs$target)]$credibility, crs$pr,</text:p>
      <text:p text:style-name="P1"><text:s text:c="8"/>dnn=c("Actual", "Predicted"))</text:p>
      <text:p text:style-name="P1"/>
      <text:p text:style-name="P1"># Generate the confusion matrix showing proportions.</text:p>
      <text:p text:style-name="P1"/>
      <text:p text:style-name="P1">pcme &lt;- function(actual, cl)</text:p>
      <text:p text:style-name="P1">{</text:p>
      <text:p text:style-name="P1"><text:s text:c="2"/>x &lt;- table(actual, cl)</text:p>
      <text:p text:style-name="P1"><text:s text:c="2"/>tbl &lt;- cbind(round(x/length(actual), 2),</text:p>
      <text:p text:style-name="P1"><text:s text:c="15"/>Error=round(c(x[1,2]/sum(x[1,]),</text:p>
      <text:p text:style-name="P1"><text:s text:c="29"/>x[2,1]/sum(x[2,])), 2))</text:p>
      <text:p text:style-name="P1"><text:s text:c="2"/>names(attr(tbl, "dimnames")) &lt;- c("Actual", "Predicted")</text:p>
      <text:p text:style-name="P1"><text:s text:c="2"/>return(tbl)</text:p>
      <text:p text:style-name="P1">};</text:p>
      <text:p text:style-name="P1">pcme(crs$dataset[crs$validate, c(crs$input, crs$target)]$credibility, crs$pr)</text:p>
      <text:p text:style-name="P1"/>
      <text:p text:style-name="P1"># Calculate the overall error percentage.</text:p>
      <text:p text:style-name="P1"/>
      <text:p text:style-name="P1">overall &lt;- function(x)</text:p>
      <text:p text:style-name="P1">{</text:p>
      <text:p text:style-name="P1"><text:s text:c="2"/>if (nrow(x) == 2) </text:p>
      <text:p text:style-name="P1"><text:s text:c="4"/>cat((x[1,2] + x[2,1]) / sum(x)) </text:p>
      <text:p text:style-name="P1"><text:s text:c="2"/>else</text:p>
      <text:p text:style-name="P1"><text:s text:c="4"/>cat(1 - (x[1,rownames(x)]) / sum(x))</text:p>
      <text:p text:style-name="P1">} </text:p>
      <text:p text:style-name="P1">overall(table(crs$pr, crs$dataset[crs$validate, c(crs$input, crs$target)]$credibility, <text:s/></text:p>
      <text:p text:style-name="P1"><text:s text:c="8"/>dnn=c("Predicted", "Actual")))</text:p>
      <text:p text:style-name="P1"/>
      <text:p text:style-name="P1"># Calculate the averaged class error percentage.</text:p>
      <text:p text:style-name="P1"/>
      <text:p text:style-name="P1">avgerr &lt;- function(x) </text:p>
      <text:p text:style-name="P1"><text:tab/>cat(mean(c(x[1,2], x[2,1]) / apply(x, 1, sum))) </text:p>
      <text:p text:style-name="P1">avgerr(table(crs$pr, crs$dataset[crs$validate, c(crs$input, crs$target)]$credibility, <text:s/></text:p>
      <text:p text:style-name="P1"><text:s text:c="8"/>dnn=c("Predicted", "Actual")))</text:p>
      <text:p text:style-name="P1"/>
      <text:p text:style-name="P1">#============================================================</text:p>
      <text:p text:style-name="P1"># Rattle timestamp: 2015-09-23 18:36:31 x86_64-unknown-linux-gnu </text:p>
      <text:p text:style-name="P1"/>
      <text:p text:style-name="P1"># Evaluate model performance. </text:p>
      <text:p text:style-name="P1"/>
      <text:p text:style-name="P1"># ROC Curve: requires the ROCR package.</text:p>
      <text:p text:style-name="P1"/>
      <text:p text:style-name="P1">library(ROCR)</text:p>
      <text:p text:style-name="P1"><text:soft-page-break/></text:p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part model on german_test.csv [validate].</text:p>
      <text:p text:style-name="P1"/>
      <text:p text:style-name="P1">crs$pr &lt;- predict(crs$rpart, newdata=crs$dataset[crs$validate, c(crs$input, crs$target)]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Decision Tree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><text:soft-page-break/></text:p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ada model on german_test.csv [validate].</text:p>
      <text:p text:style-name="P1"/>
      <text:p text:style-name="P1">crs$pr &lt;- predict(crs$ada, newdata=crs$dataset[crs$validate, c(crs$input, crs$target)], type="prob"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Ada Boo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oft-page-break/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f model on german_test.csv [validate].</text:p>
      <text:p text:style-name="P1"/>
      <text:p text:style-name="P1">crs$pr &lt;- predict(crs$rf, newdata=na.omit(crs$dataset[crs$validate, c(crs$input, crs$target)]), type="prob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<text:soft-page-break/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Random Fore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ksvm model on german_test.csv [validate].</text:p>
      <text:p text:style-name="P1"/>
      <text:p text:style-name="P1">crs$pr &lt;- predict(crs$ksvm, newdata=na.omit(crs$dataset[crs$validate, c(crs$input, crs$target)]), type="probabilities")[,2]</text:p>
      <text:p text:style-name="P1"/>
      <text:p text:style-name="P1"><text:soft-page-break/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SVM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><text:soft-page-break/></text:p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nnet model on german_test.csv [validate].</text:p>
      <text:p text:style-name="P1"/>
      <text:p text:style-name="P1">crs$pr &lt;- predict(crs$nnet, newdata=crs$dataset[crs$validate, c(crs$input, crs$target)])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Neural Ne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<text:soft-page-break/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============================================================</text:p>
      <text:p text:style-name="P1"># Rattle timestamp: 2015-09-23 18:43:13 x86_64-unknown-linux-gnu </text:p>
      <text:p text:style-name="P1"/>
      <text:p text:style-name="P1"># Note the user selections. </text:p>
      <text:p text:style-name="P1"/>
      <text:p text:style-name="P1"># Build the training/validate/test datasets.</text:p>
      <text:p text:style-name="P1"/>
      <text:p text:style-name="P1">set.seed(crv$seed) </text:p>
      <text:p text:style-name="P1">crs$nobs &lt;- nrow(crs$dataset) # 1000 observations </text:p>
      <text:p text:style-name="P1">crs$sample &lt;- crs$train &lt;- sample(nrow(crs$dataset), 0.7*crs$nobs) # 700 observations</text:p>
      <text:p text:style-name="P1">crs$validate &lt;- sample(setdiff(seq_len(nrow(crs$dataset)), crs$train), 0.15*crs$nobs) # 150 observations</text:p>
      <text:p text:style-name="P1">crs$test &lt;- setdiff(setdiff(seq_len(nrow(crs$dataset)), crs$train), crs$validate) # 150 observations</text:p>
      <text:p text:style-name="P1"/>
      <text:p text:style-name="P1"># The following variable selections have been noted.</text:p>
      <text:p text:style-name="P1"/>
      <text:p text:style-name="P1">crs$input &lt;- c("duration", "credit", "rate", "residence",</text:p>
      <text:p text:style-name="P1"><text:s text:c="5"/>"age", "nocredit", "no", "TNM_status",</text:p>
      <text:p text:style-name="P1"><text:s text:c="5"/>"TNM_history", "TNM_purpose", "TNM_bonds", "TNM_property",</text:p>
      <text:p text:style-name="P1"><text:s text:c="5"/>"TNM_house")</text:p>
      <text:p text:style-name="P1"/>
      <text:p text:style-name="P1">crs$numeric &lt;- c("duration", "credit", "rate", "residence",</text:p>
      <text:p text:style-name="P1"><text:s text:c="5"/>"age", "nocredit", "no", "TNM_status",</text:p>
      <text:p text:style-name="P1"><text:s text:c="5"/>"TNM_history", "TNM_purpose", "TNM_bonds", "TNM_property",</text:p>
      <text:p text:style-name="P1"><text:s text:c="5"/>"TNM_house")</text:p>
      <text:p text:style-name="P1"/>
      <text:p text:style-name="P1">crs$categoric &lt;- NULL</text:p>
      <text:p text:style-name="P1"/>
      <text:p text:style-name="P1">crs$target <text:s/>&lt;- "credibility"</text:p>
      <text:p text:style-name="P1">crs$risk <text:s text:c="3"/>&lt;- NULL</text:p>
      <text:p text:style-name="P1">crs$ident <text:s text:c="2"/>&lt;- NULL</text:p>
      <text:p text:style-name="P1">crs$ignore <text:s/>&lt;- c("status", "history", "purpose", "bonds", "jobex", "sex", "guarantor", "property", "install", "house", "job", "ph", "nri", "TNM_jobex", "TNM_sex", "TNM_guarantor", "TNM_install", "TNM_job", "TNM_ph", <text:soft-page-break/>"TNM_nri")</text:p>
      <text:p text:style-name="P1">crs$weights &lt;- NULL</text:p>
      <text:p text:style-name="P1"/>
      <text:p text:style-name="P1">#============================================================</text:p>
      <text:p text:style-name="P1"># Rattle timestamp: 2015-09-23 18:43:22 x86_64-unknown-linux-gnu </text:p>
      <text:p text:style-name="P1"/>
      <text:p text:style-name="P1"># Decision Tree </text:p>
      <text:p text:style-name="P1"/>
      <text:p text:style-name="P1"># The 'rpart' package provides the 'rpart' function.</text:p>
      <text:p text:style-name="P1"/>
      <text:p text:style-name="P1">require(rpart, quietly=TRUE)</text:p>
      <text:p text:style-name="P1"/>
      <text:p text:style-name="P1"># Reset the random number seed to obtain the same results each time.</text:p>
      <text:p text:style-name="P1"/>
      <text:p text:style-name="P1">set.seed(crv$seed)</text:p>
      <text:p text:style-name="P1"/>
      <text:p text:style-name="P1"># Build the Decision Tree model.</text:p>
      <text:p text:style-name="P1"/>
      <text:p text:style-name="P1">crs$rpart &lt;- rpart(credibility ~ .,</text:p>
      <text:p text:style-name="P1"><text:s text:c="4"/>data=crs$dataset[crs$train, c(crs$input, crs$target)],</text:p>
      <text:p text:style-name="P1"><text:s text:c="4"/>method="class",</text:p>
      <text:p text:style-name="P1"><text:s text:c="4"/>parms=list(split="information"),</text:p>
      <text:p text:style-name="P1"><text:s text:c="4"/>control=rpart.control(usesurrogate=0, </text:p>
      <text:p text:style-name="P1"><text:s text:c="8"/>maxsurrogate=0))</text:p>
      <text:p text:style-name="P1"/>
      <text:p text:style-name="P1"># Generate a textual view of the Decision Tree model.</text:p>
      <text:p text:style-name="P1"/>
      <text:p text:style-name="P1">print(crs$rpart)</text:p>
      <text:p text:style-name="P1">printcp(crs$rpart)</text:p>
      <text:p text:style-name="P1">cat("\n")</text:p>
      <text:p text:style-name="P1"/>
      <text:p text:style-name="P1"># Time taken: 0.06 secs</text:p>
      <text:p text:style-name="P1"/>
      <text:p text:style-name="P1">#============================================================</text:p>
      <text:p text:style-name="P1"># Rattle timestamp: 2015-09-23 18:43:22 x86_64-unknown-linux-gnu </text:p>
      <text:p text:style-name="P1"/>
      <text:p text:style-name="P1"># Ada Boost </text:p>
      <text:p text:style-name="P1"/>
      <text:p text:style-name="P1"># The `ada' package implements the boost algorithm.</text:p>
      <text:p text:style-name="P1"/>
      <text:p text:style-name="P1">require(ada, quietly=TRUE)</text:p>
      <text:p text:style-name="P1"/>
      <text:p text:style-name="P1"># Build the Ada Boost model.</text:p>
      <text:p text:style-name="P1"/>
      <text:p text:style-name="P1">set.seed(crv$seed)</text:p>
      <text:p text:style-name="P1">crs$ada &lt;- ada(credibility ~ .,</text:p>
      <text:p text:style-name="P1"><text:soft-page-break/><text:s text:c="6"/>data=crs$dataset[crs$train,c(crs$input, crs$target)],</text:p>
      <text:p text:style-name="P1"><text:s text:c="6"/>control=rpart.control(maxdepth=30,</text:p>
      <text:p text:style-name="P1"><text:s text:c="11"/>cp=0.010000,</text:p>
      <text:p text:style-name="P1"><text:s text:c="11"/>minsplit=20,</text:p>
      <text:p text:style-name="P1"><text:s text:c="11"/>xval=10),</text:p>
      <text:p text:style-name="P1"><text:s text:c="6"/>iter=50)</text:p>
      <text:p text:style-name="P1"/>
      <text:p text:style-name="P1"># Print the results of the modelling.</text:p>
      <text:p text:style-name="P1"/>
      <text:p text:style-name="P1">print(crs$ada)</text:p>
      <text:p text:style-name="P1">round(crs$ada$model$errs[crs$ada$iter,], 2)</text:p>
      <text:p text:style-name="P1">cat('Variables actually used in tree construction:\n')</text:p>
      <text:p text:style-name="P1">print(sort(names(listAdaVarsUsed(crs$ada))))</text:p>
      <text:p text:style-name="P1">cat('\nFrequency of variables actually used:\n')</text:p>
      <text:p text:style-name="P1">print(listAdaVarsUsed(crs$ada))</text:p>
      <text:p text:style-name="P1"/>
      <text:p text:style-name="P1"># Time taken: 2.72 secs</text:p>
      <text:p text:style-name="P1"/>
      <text:p text:style-name="P1">#============================================================</text:p>
      <text:p text:style-name="P1"># Rattle timestamp: 2015-09-23 18:43:25 x86_64-unknown-linux-gnu </text:p>
      <text:p text:style-name="P1"/>
      <text:p text:style-name="P1"># Random Forest </text:p>
      <text:p text:style-name="P1"/>
      <text:p text:style-name="P1"># The 'randomForest' package provides the 'randomForest' function.</text:p>
      <text:p text:style-name="P1"/>
      <text:p text:style-name="P1">require(randomForest, quietly=TRUE)</text:p>
      <text:p text:style-name="P1"/>
      <text:p text:style-name="P1"># Build the Random Forest model.</text:p>
      <text:p text:style-name="P1"/>
      <text:p text:style-name="P1">set.seed(crv$seed)</text:p>
      <text:p text:style-name="P1">crs$rf &lt;- randomForest(as.factor(credibility) ~ .,</text:p>
      <text:p text:style-name="P1"><text:s text:c="6"/>data=crs$dataset[crs$sample,c(crs$input, crs$target)], </text:p>
      <text:p text:style-name="P1"><text:s text:c="6"/>ntree=500,</text:p>
      <text:p text:style-name="P1"><text:s text:c="6"/>mtry=3,</text:p>
      <text:p text:style-name="P1"><text:s text:c="6"/>importance=TRUE,</text:p>
      <text:p text:style-name="P1"><text:s text:c="6"/>na.action=na.roughfix,</text:p>
      <text:p text:style-name="P1"><text:s text:c="6"/>replace=FALSE)</text:p>
      <text:p text:style-name="P1"/>
      <text:p text:style-name="P1"># Generate textual output of 'Random Forest' model.</text:p>
      <text:p text:style-name="P1"/>
      <text:p text:style-name="P1">crs$rf</text:p>
      <text:p text:style-name="P1"/>
      <text:p text:style-name="P1"># The `pROC' package implements various AUC functions.</text:p>
      <text:p text:style-name="P1"/>
      <text:p text:style-name="P1">require(pROC, quietly=TRUE)</text:p>
      <text:p text:style-name="P1"/>
      <text:p text:style-name="P1"># Calculate the Area Under the Curve (AUC).</text:p>
      <text:p text:style-name="P1"><text:soft-page-break/></text:p>
      <text:p text:style-name="P1">roc(crs$rf$y, as.numeric(crs$rf$predicted))</text:p>
      <text:p text:style-name="P1"/>
      <text:p text:style-name="P1"># Calculate the AUC Confidence Interval.</text:p>
      <text:p text:style-name="P1"/>
      <text:p text:style-name="P1">ci.auc(crs$rf$y, as.numeric(crs$rf$predicted))</text:p>
      <text:p text:style-name="P1"/>
      <text:p text:style-name="P1"># List the importance of the variables.</text:p>
      <text:p text:style-name="P1"/>
      <text:p text:style-name="P1">rn &lt;- round(importance(crs$rf), 2)</text:p>
      <text:p text:style-name="P1">rn[order(rn[,3], decreasing=TRUE),]</text:p>
      <text:p text:style-name="P1"/>
      <text:p text:style-name="P1"># Time taken: 1.61 secs</text:p>
      <text:p text:style-name="P1"/>
      <text:p text:style-name="P1">#============================================================</text:p>
      <text:p text:style-name="P1"># Rattle timestamp: 2015-09-23 18:43:27 x86_64-unknown-linux-gnu </text:p>
      <text:p text:style-name="P1"/>
      <text:p text:style-name="P1"># Support vector machine. </text:p>
      <text:p text:style-name="P1"/>
      <text:p text:style-name="P1"># The 'kernlab' package provides the 'ksvm' function.</text:p>
      <text:p text:style-name="P1"/>
      <text:p text:style-name="P1">require(kernlab, quietly=TRUE)</text:p>
      <text:p text:style-name="P1"/>
      <text:p text:style-name="P1"># Build a Support Vector Machine model.</text:p>
      <text:p text:style-name="P1"/>
      <text:p text:style-name="P1">set.seed(crv$seed)</text:p>
      <text:p text:style-name="P1">crs$ksvm &lt;- ksvm(as.factor(credibility) ~ .,</text:p>
      <text:p text:style-name="P1"><text:s text:c="6"/>data=crs$dataset[crs$train,c(crs$input, crs$target)],</text:p>
      <text:p text:style-name="P1"><text:s text:c="6"/>kernel="rbfdot",</text:p>
      <text:p text:style-name="P1"><text:s text:c="6"/>prob.model=TRUE)</text:p>
      <text:p text:style-name="P1"/>
      <text:p text:style-name="P1"># Generate a textual view of the SVM model.</text:p>
      <text:p text:style-name="P1"/>
      <text:p text:style-name="P1">crs$ksvm</text:p>
      <text:p text:style-name="P1"/>
      <text:p text:style-name="P1"># Time taken: 0.24 secs</text:p>
      <text:p text:style-name="P1"/>
      <text:p text:style-name="P1">#============================================================</text:p>
      <text:p text:style-name="P1"># Rattle timestamp: 2015-09-23 18:43:28 x86_64-unknown-linux-gnu </text:p>
      <text:p text:style-name="P1"/>
      <text:p text:style-name="P1"># Regression model </text:p>
      <text:p text:style-name="P1"/>
      <text:p text:style-name="P1"># Build a Regression model.</text:p>
      <text:p text:style-name="P1"/>
      <text:p text:style-name="P1">crs$glm &lt;- glm(credibility ~ .,</text:p>
      <text:p text:style-name="P1"><text:s text:c="4"/>data=crs$dataset[crs$train, c(crs$input, crs$target)],</text:p>
      <text:p text:style-name="P1"><text:soft-page-break/><text:s text:c="4"/>family=binomial(link="logit"))</text:p>
      <text:p text:style-name="P1"/>
      <text:p text:style-name="P1">#============================================================</text:p>
      <text:p text:style-name="P1"># Rattle timestamp: 2015-09-23 18:43:28 x86_64-unknown-linux-gnu </text:p>
      <text:p text:style-name="P1"/>
      <text:p text:style-name="P1"># Neural Network </text:p>
      <text:p text:style-name="P1"/>
      <text:p text:style-name="P1"># Build a neural network model using the nnet package.</text:p>
      <text:p text:style-name="P1"/>
      <text:p text:style-name="P1">require(nnet, quietly=TRUE)</text:p>
      <text:p text:style-name="P1"/>
      <text:p text:style-name="P1"># Build the NNet model.</text:p>
      <text:p text:style-name="P1"/>
      <text:p text:style-name="P1">set.seed(199)</text:p>
      <text:p text:style-name="P1">crs$nnet &lt;- nnet(as.factor(credibility) ~ .,</text:p>
      <text:p text:style-name="P1"><text:s text:c="4"/>data=crs$dataset[crs$sample,c(crs$input, crs$target)],</text:p>
      <text:p text:style-name="P1"><text:s text:c="4"/>size=10, skip=TRUE, MaxNWts=10000, trace=FALSE, maxit=100)</text:p>
      <text:p text:style-name="P1"/>
      <text:p text:style-name="P1"># Print the results of the modelling.</text:p>
      <text:p text:style-name="P1"/>
      <text:p text:style-name="P1">cat(sprintf("A %s network with %d weights.\n",</text:p>
      <text:p text:style-name="P1"><text:s text:c="4"/>paste(crs$nnet$n, collapse="-"),</text:p>
      <text:p text:style-name="P1"><text:s text:c="4"/>length(crs$nnet$wts)))</text:p>
      <text:p text:style-name="P1">cat(sprintf("Inputs: %s.\n",</text:p>
      <text:p text:style-name="P1"><text:s text:c="4"/>paste(crs$nnet$coefnames, collapse=", ")))</text:p>
      <text:p text:style-name="P1">cat(sprintf("Output: %s.\n",</text:p>
      <text:p text:style-name="P1"><text:s text:c="4"/>names(attr(crs$nnet$terms, "dataClasses"))[1]))</text:p>
      <text:p text:style-name="P1">cat(sprintf("Sum of Squares Residuals: %.4f.\n",</text:p>
      <text:p text:style-name="P1"><text:s text:c="4"/>sum(residuals(crs$nnet) ^ 2)))</text:p>
      <text:p text:style-name="P1">cat("\n")</text:p>
      <text:p text:style-name="P1">print(summary(crs$nnet))</text:p>
      <text:p text:style-name="P1">cat('\n')</text:p>
      <text:p text:style-name="P1"/>
      <text:p text:style-name="P1"># Time taken: 0.15 secs</text:p>
      <text:p text:style-name="P1"/>
      <text:p text:style-name="P1">#============================================================</text:p>
      <text:p text:style-name="P1"># Rattle timestamp: 2015-09-23 18:43:40 x86_64-unknown-linux-gnu </text:p>
      <text:p text:style-name="P1"/>
      <text:p text:style-name="P1"># Evaluate model performance. 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<text:soft-page-break/>require(ggplot2, quietly=TRUE)</text:p>
      <text:p text:style-name="P1"/>
      <text:p text:style-name="P1"># Generate an ROC Curve for the rpart model on german_test.csv [validate].</text:p>
      <text:p text:style-name="P1"/>
      <text:p text:style-name="P1">crs$pr &lt;- predict(crs$rpart, newdata=crs$dataset[crs$validate, c(crs$input, crs$target)]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Decision Tree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oft-page-break/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ada model on german_test.csv [validate].</text:p>
      <text:p text:style-name="P1"/>
      <text:p text:style-name="P1">crs$pr &lt;- predict(crs$ada, newdata=crs$dataset[crs$validate, c(crs$input, crs$target)], type="prob"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Ada Boo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<text:soft-page-break/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f model on german_test.csv [validate].</text:p>
      <text:p text:style-name="P1"/>
      <text:p text:style-name="P1">crs$pr &lt;- predict(crs$rf, newdata=na.omit(crs$dataset[crs$validate, c(crs$input, crs$target)]), type="prob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<text:soft-page-break/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Random Fore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ksvm model on german_test.csv [validate].</text:p>
      <text:p text:style-name="P1"/>
      <text:p text:style-name="P1">crs$pr &lt;- predict(crs$ksvm, newdata=na.omit(crs$dataset[crs$validate, c(crs$input, crs$target)]), type="probabilities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<text:soft-page-break/>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SVM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<text:soft-page-break/># ROC Curve: requires the ggplot2 package.</text:p>
      <text:p text:style-name="P1"/>
      <text:p text:style-name="P1">require(ggplot2, quietly=TRUE)</text:p>
      <text:p text:style-name="P1"/>
      <text:p text:style-name="P1"># Generate an ROC Curve for the nnet model on german_test.csv [validate].</text:p>
      <text:p text:style-name="P1"/>
      <text:p text:style-name="P1">crs$pr &lt;- predict(crs$nnet, newdata=crs$dataset[crs$validate, c(crs$input, crs$target)])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Neural Ne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<text:soft-page-break/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============================================================</text:p>
      <text:p text:style-name="P1"># Rattle timestamp: 2015-09-23 18:46:30 x86_64-unknown-linux-gnu </text:p>
      <text:p text:style-name="P1"/>
      <text:p text:style-name="P1"># Note the user selections. </text:p>
      <text:p text:style-name="P1"/>
      <text:p text:style-name="P1"># Build the training/validate/test datasets.</text:p>
      <text:p text:style-name="P1"/>
      <text:p text:style-name="P1">set.seed(crv$seed) </text:p>
      <text:p text:style-name="P1">crs$nobs &lt;- nrow(crs$dataset) # 1000 observations </text:p>
      <text:p text:style-name="P1">crs$sample &lt;- crs$train &lt;- sample(nrow(crs$dataset), 0.7*crs$nobs) # 700 observations</text:p>
      <text:p text:style-name="P1">crs$validate &lt;- sample(setdiff(seq_len(nrow(crs$dataset)), crs$train), 0.15*crs$nobs) # 150 observations</text:p>
      <text:p text:style-name="P1">crs$test &lt;- setdiff(setdiff(seq_len(nrow(crs$dataset)), crs$train), crs$validate) # 150 observations</text:p>
      <text:p text:style-name="P1"/>
      <text:p text:style-name="P1"># The following variable selections have been noted.</text:p>
      <text:p text:style-name="P1"/>
      <text:p text:style-name="P1">crs$input &lt;- c("duration", "credit", "rate", "residence",</text:p>
      <text:p text:style-name="P1"><text:s text:c="5"/>"age", "nocredit", "no", "TNM_status",</text:p>
      <text:p text:style-name="P1"><text:s text:c="5"/>"TNM_history", "TNM_purpose", "TNM_bonds", "TNM_jobex",</text:p>
      <text:p text:style-name="P1"><text:s text:c="5"/>"TNM_guarantor", "TNM_property", "TNM_install", "TNM_house",</text:p>
      <text:p text:style-name="P1"><text:s text:c="5"/>"TNM_nri")</text:p>
      <text:p text:style-name="P1"/>
      <text:p text:style-name="P1">crs$numeric &lt;- c("duration", "credit", "rate", "residence",</text:p>
      <text:p text:style-name="P1"><text:s text:c="5"/>"age", "nocredit", "no", "TNM_status",</text:p>
      <text:p text:style-name="P1"><text:s text:c="5"/>"TNM_history", "TNM_purpose", "TNM_bonds", "TNM_jobex",</text:p>
      <text:p text:style-name="P1"><text:s text:c="5"/>"TNM_guarantor", "TNM_property", "TNM_install", "TNM_house",</text:p>
      <text:p text:style-name="P1"><text:s text:c="5"/>"TNM_nri")</text:p>
      <text:p text:style-name="P1"/>
      <text:p text:style-name="P1">crs$categoric &lt;- NULL</text:p>
      <text:p text:style-name="P1"/>
      <text:p text:style-name="P1">crs$target <text:s/>&lt;- "credibility"</text:p>
      <text:p text:style-name="P1">crs$risk <text:s text:c="3"/>&lt;- NULL</text:p>
      <text:p text:style-name="P1">crs$ident <text:s text:c="2"/>&lt;- NULL</text:p>
      <text:p text:style-name="P1">crs$ignore <text:s/>&lt;- c("status", "history", "purpose", "bonds", "jobex", "sex", "guarantor", "property", "install", "house", "job", "ph", "nri", "TNM_sex", "TNM_job", "TNM_ph")</text:p>
      <text:p text:style-name="P1">crs$weights &lt;- NULL</text:p>
      <text:p text:style-name="P1"><text:soft-page-break/></text:p>
      <text:p text:style-name="P1">#============================================================</text:p>
      <text:p text:style-name="P1"># Rattle timestamp: 2015-09-23 18:46:39 x86_64-unknown-linux-gnu </text:p>
      <text:p text:style-name="P1"/>
      <text:p text:style-name="P1"># Decision Tree </text:p>
      <text:p text:style-name="P1"/>
      <text:p text:style-name="P1"># The 'rpart' package provides the 'rpart' function.</text:p>
      <text:p text:style-name="P1"/>
      <text:p text:style-name="P1">require(rpart, quietly=TRUE)</text:p>
      <text:p text:style-name="P1"/>
      <text:p text:style-name="P1"># Reset the random number seed to obtain the same results each time.</text:p>
      <text:p text:style-name="P1"/>
      <text:p text:style-name="P1">set.seed(crv$seed)</text:p>
      <text:p text:style-name="P1"/>
      <text:p text:style-name="P1"># Build the Decision Tree model.</text:p>
      <text:p text:style-name="P1"/>
      <text:p text:style-name="P1">crs$rpart &lt;- rpart(credibility ~ .,</text:p>
      <text:p text:style-name="P1"><text:s text:c="4"/>data=crs$dataset[crs$train, c(crs$input, crs$target)],</text:p>
      <text:p text:style-name="P1"><text:s text:c="4"/>method="class",</text:p>
      <text:p text:style-name="P1"><text:s text:c="4"/>parms=list(split="information"),</text:p>
      <text:p text:style-name="P1"><text:s text:c="4"/>control=rpart.control(usesurrogate=0, </text:p>
      <text:p text:style-name="P1"><text:s text:c="8"/>maxsurrogate=0))</text:p>
      <text:p text:style-name="P1"/>
      <text:p text:style-name="P1"># Generate a textual view of the Decision Tree model.</text:p>
      <text:p text:style-name="P1"/>
      <text:p text:style-name="P1">print(crs$rpart)</text:p>
      <text:p text:style-name="P1">printcp(crs$rpart)</text:p>
      <text:p text:style-name="P1">cat("\n")</text:p>
      <text:p text:style-name="P1"/>
      <text:p text:style-name="P1"># Time taken: 0.07 secs</text:p>
      <text:p text:style-name="P1"/>
      <text:p text:style-name="P1">#============================================================</text:p>
      <text:p text:style-name="P1"># Rattle timestamp: 2015-09-23 18:46:40 x86_64-unknown-linux-gnu </text:p>
      <text:p text:style-name="P1"/>
      <text:p text:style-name="P1"># Ada Boost </text:p>
      <text:p text:style-name="P1"/>
      <text:p text:style-name="P1"># The `ada' package implements the boost algorithm.</text:p>
      <text:p text:style-name="P1"/>
      <text:p text:style-name="P1">require(ada, quietly=TRUE)</text:p>
      <text:p text:style-name="P1"/>
      <text:p text:style-name="P1"># Build the Ada Boost model.</text:p>
      <text:p text:style-name="P1"/>
      <text:p text:style-name="P1">set.seed(crv$seed)</text:p>
      <text:p text:style-name="P1">crs$ada &lt;- ada(credibility ~ .,</text:p>
      <text:p text:style-name="P1"><text:s text:c="6"/>data=crs$dataset[crs$train,c(crs$input, crs$target)],</text:p>
      <text:p text:style-name="P1"><text:s text:c="6"/>control=rpart.control(maxdepth=30,</text:p>
      <text:p text:style-name="P1"><text:soft-page-break/><text:s text:c="11"/>cp=0.010000,</text:p>
      <text:p text:style-name="P1"><text:s text:c="11"/>minsplit=20,</text:p>
      <text:p text:style-name="P1"><text:s text:c="11"/>xval=10),</text:p>
      <text:p text:style-name="P1"><text:s text:c="6"/>iter=50)</text:p>
      <text:p text:style-name="P1"/>
      <text:p text:style-name="P1"># Print the results of the modelling.</text:p>
      <text:p text:style-name="P1"/>
      <text:p text:style-name="P1">print(crs$ada)</text:p>
      <text:p text:style-name="P1">round(crs$ada$model$errs[crs$ada$iter,], 2)</text:p>
      <text:p text:style-name="P1">cat('Variables actually used in tree construction:\n')</text:p>
      <text:p text:style-name="P1">print(sort(names(listAdaVarsUsed(crs$ada))))</text:p>
      <text:p text:style-name="P1">cat('\nFrequency of variables actually used:\n')</text:p>
      <text:p text:style-name="P1">print(listAdaVarsUsed(crs$ada))</text:p>
      <text:p text:style-name="P1"/>
      <text:p text:style-name="P1"># Time taken: 3.19 secs</text:p>
      <text:p text:style-name="P1"/>
      <text:p text:style-name="P1">#============================================================</text:p>
      <text:p text:style-name="P1"># Rattle timestamp: 2015-09-23 18:46:44 x86_64-unknown-linux-gnu </text:p>
      <text:p text:style-name="P1"/>
      <text:p text:style-name="P1"># Random Forest </text:p>
      <text:p text:style-name="P1"/>
      <text:p text:style-name="P1"># The 'randomForest' package provides the 'randomForest' function.</text:p>
      <text:p text:style-name="P1"/>
      <text:p text:style-name="P1">require(randomForest, quietly=TRUE)</text:p>
      <text:p text:style-name="P1"/>
      <text:p text:style-name="P1"># Build the Random Forest model.</text:p>
      <text:p text:style-name="P1"/>
      <text:p text:style-name="P1">set.seed(crv$seed)</text:p>
      <text:p text:style-name="P1">crs$rf &lt;- randomForest(as.factor(credibility) ~ .,</text:p>
      <text:p text:style-name="P1"><text:s text:c="6"/>data=crs$dataset[crs$sample,c(crs$input, crs$target)], </text:p>
      <text:p text:style-name="P1"><text:s text:c="6"/>ntree=500,</text:p>
      <text:p text:style-name="P1"><text:s text:c="6"/>mtry=4,</text:p>
      <text:p text:style-name="P1"><text:s text:c="6"/>importance=TRUE,</text:p>
      <text:p text:style-name="P1"><text:s text:c="6"/>na.action=na.roughfix,</text:p>
      <text:p text:style-name="P1"><text:s text:c="6"/>replace=FALSE)</text:p>
      <text:p text:style-name="P1"/>
      <text:p text:style-name="P1"># Generate textual output of 'Random Forest' model.</text:p>
      <text:p text:style-name="P1"/>
      <text:p text:style-name="P1">crs$rf</text:p>
      <text:p text:style-name="P1"/>
      <text:p text:style-name="P1"># The `pROC' package implements various AUC functions.</text:p>
      <text:p text:style-name="P1"/>
      <text:p text:style-name="P1">require(pROC, quietly=TRUE)</text:p>
      <text:p text:style-name="P1"/>
      <text:p text:style-name="P1"># Calculate the Area Under the Curve (AUC).</text:p>
      <text:p text:style-name="P1"/>
      <text:p text:style-name="P1">roc(crs$rf$y, as.numeric(crs$rf$predicted))</text:p>
      <text:p text:style-name="P1"><text:soft-page-break/></text:p>
      <text:p text:style-name="P1"># Calculate the AUC Confidence Interval.</text:p>
      <text:p text:style-name="P1"/>
      <text:p text:style-name="P1">ci.auc(crs$rf$y, as.numeric(crs$rf$predicted))</text:p>
      <text:p text:style-name="P1"/>
      <text:p text:style-name="P1"># List the importance of the variables.</text:p>
      <text:p text:style-name="P1"/>
      <text:p text:style-name="P1">rn &lt;- round(importance(crs$rf), 2)</text:p>
      <text:p text:style-name="P1">rn[order(rn[,3], decreasing=TRUE),]</text:p>
      <text:p text:style-name="P1"/>
      <text:p text:style-name="P1"># Time taken: 1.91 secs</text:p>
      <text:p text:style-name="P1"/>
      <text:p text:style-name="P1">#============================================================</text:p>
      <text:p text:style-name="P1"># Rattle timestamp: 2015-09-23 18:46:46 x86_64-unknown-linux-gnu </text:p>
      <text:p text:style-name="P1"/>
      <text:p text:style-name="P1"># Support vector machine. </text:p>
      <text:p text:style-name="P1"/>
      <text:p text:style-name="P1"># The 'kernlab' package provides the 'ksvm' function.</text:p>
      <text:p text:style-name="P1"/>
      <text:p text:style-name="P1">require(kernlab, quietly=TRUE)</text:p>
      <text:p text:style-name="P1"/>
      <text:p text:style-name="P1"># Build a Support Vector Machine model.</text:p>
      <text:p text:style-name="P1"/>
      <text:p text:style-name="P1">set.seed(crv$seed)</text:p>
      <text:p text:style-name="P1">crs$ksvm &lt;- ksvm(as.factor(credibility) ~ .,</text:p>
      <text:p text:style-name="P1"><text:s text:c="6"/>data=crs$dataset[crs$train,c(crs$input, crs$target)],</text:p>
      <text:p text:style-name="P1"><text:s text:c="6"/>kernel="rbfdot",</text:p>
      <text:p text:style-name="P1"><text:s text:c="6"/>prob.model=TRUE)</text:p>
      <text:p text:style-name="P1"/>
      <text:p text:style-name="P1"># Generate a textual view of the SVM model.</text:p>
      <text:p text:style-name="P1"/>
      <text:p text:style-name="P1">crs$ksvm</text:p>
      <text:p text:style-name="P1"/>
      <text:p text:style-name="P1"># Time taken: 0.29 secs</text:p>
      <text:p text:style-name="P1"/>
      <text:p text:style-name="P1">#============================================================</text:p>
      <text:p text:style-name="P1"># Rattle timestamp: 2015-09-23 18:46:46 x86_64-unknown-linux-gnu </text:p>
      <text:p text:style-name="P1"/>
      <text:p text:style-name="P1"># Regression model </text:p>
      <text:p text:style-name="P1"/>
      <text:p text:style-name="P1"># Build a Regression model.</text:p>
      <text:p text:style-name="P1"/>
      <text:p text:style-name="P1">crs$glm &lt;- glm(credibility ~ .,</text:p>
      <text:p text:style-name="P1"><text:s text:c="4"/>data=crs$dataset[crs$train, c(crs$input, crs$target)],</text:p>
      <text:p text:style-name="P1"><text:s text:c="4"/>family=binomial(link="logit"))</text:p>
      <text:p text:style-name="P1"/>
      <text:p text:style-name="P1"><text:soft-page-break/>#============================================================</text:p>
      <text:p text:style-name="P1"># Rattle timestamp: 2015-09-23 18:46:46 x86_64-unknown-linux-gnu </text:p>
      <text:p text:style-name="P1"/>
      <text:p text:style-name="P1"># Neural Network </text:p>
      <text:p text:style-name="P1"/>
      <text:p text:style-name="P1"># Build a neural network model using the nnet package.</text:p>
      <text:p text:style-name="P1"/>
      <text:p text:style-name="P1">require(nnet, quietly=TRUE)</text:p>
      <text:p text:style-name="P1"/>
      <text:p text:style-name="P1"># Build the NNet model.</text:p>
      <text:p text:style-name="P1"/>
      <text:p text:style-name="P1">set.seed(199)</text:p>
      <text:p text:style-name="P1">crs$nnet &lt;- nnet(as.factor(credibility) ~ .,</text:p>
      <text:p text:style-name="P1"><text:s text:c="4"/>data=crs$dataset[crs$sample,c(crs$input, crs$target)],</text:p>
      <text:p text:style-name="P1"><text:s text:c="4"/>size=10, skip=TRUE, MaxNWts=10000, trace=FALSE, maxit=100)</text:p>
      <text:p text:style-name="P1"/>
      <text:p text:style-name="P1"># Print the results of the modelling.</text:p>
      <text:p text:style-name="P1"/>
      <text:p text:style-name="P1">cat(sprintf("A %s network with %d weights.\n",</text:p>
      <text:p text:style-name="P1"><text:s text:c="4"/>paste(crs$nnet$n, collapse="-"),</text:p>
      <text:p text:style-name="P1"><text:s text:c="4"/>length(crs$nnet$wts)))</text:p>
      <text:p text:style-name="P1">cat(sprintf("Inputs: %s.\n",</text:p>
      <text:p text:style-name="P1"><text:s text:c="4"/>paste(crs$nnet$coefnames, collapse=", ")))</text:p>
      <text:p text:style-name="P1">cat(sprintf("Output: %s.\n",</text:p>
      <text:p text:style-name="P1"><text:s text:c="4"/>names(attr(crs$nnet$terms, "dataClasses"))[1]))</text:p>
      <text:p text:style-name="P1">cat(sprintf("Sum of Squares Residuals: %.4f.\n",</text:p>
      <text:p text:style-name="P1"><text:s text:c="4"/>sum(residuals(crs$nnet) ^ 2)))</text:p>
      <text:p text:style-name="P1">cat("\n")</text:p>
      <text:p text:style-name="P1">print(summary(crs$nnet))</text:p>
      <text:p text:style-name="P1">cat('\n')</text:p>
      <text:p text:style-name="P1"/>
      <text:p text:style-name="P1"># Time taken: 0.16 secs</text:p>
      <text:p text:style-name="P1"/>
      <text:p text:style-name="P1">#============================================================</text:p>
      <text:p text:style-name="P1"># Rattle timestamp: 2015-09-23 18:46:58 x86_64-unknown-linux-gnu </text:p>
      <text:p text:style-name="P1"/>
      <text:p text:style-name="P1"># Evaluate model performance. 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<text:soft-page-break/># Generate an ROC Curve for the rpart model on german_test.csv [validate].</text:p>
      <text:p text:style-name="P1"/>
      <text:p text:style-name="P1">crs$pr &lt;- predict(crs$rpart, newdata=crs$dataset[crs$validate, c(crs$input, crs$target)]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Decision Tree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<text:soft-page-break/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ada model on german_test.csv [validate].</text:p>
      <text:p text:style-name="P1"/>
      <text:p text:style-name="P1">crs$pr &lt;- predict(crs$ada, newdata=crs$dataset[crs$validate, c(crs$input, crs$target)], type="prob")[,2]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Ada Boo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><text:soft-page-break/></text:p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f model on german_test.csv [validate].</text:p>
      <text:p text:style-name="P1"/>
      <text:p text:style-name="P1">crs$pr &lt;- predict(crs$rf, newdata=na.omit(crs$dataset[crs$validate, c(crs$input, crs$target)]), type="prob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<text:soft-page-break/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Random Fores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ksvm model on german_test.csv [validate].</text:p>
      <text:p text:style-name="P1"/>
      <text:p text:style-name="P1">crs$pr &lt;- predict(crs$ksvm, newdata=na.omit(crs$dataset[crs$validate, c(crs$input, crs$target)]), type="probabilities")[,2]</text:p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<text:soft-page-break/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SVM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validate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<text:soft-page-break/>require(ggplot2, quietly=TRUE)</text:p>
      <text:p text:style-name="P1"/>
      <text:p text:style-name="P1"># Generate an ROC Curve for the nnet model on german_test.csv [validate].</text:p>
      <text:p text:style-name="P1"/>
      <text:p text:style-name="P1">crs$pr &lt;- predict(crs$nnet, newdata=crs$dataset[crs$validate, c(crs$input, crs$target)])</text:p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Neural Net german_test.csv [validate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validate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<text:soft-page-break/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============================================================</text:p>
      <text:p text:style-name="P1"># Rattle timestamp: 2015-09-23 18:54:46 x86_64-unknown-linux-gnu </text:p>
      <text:p text:style-name="P1"/>
      <text:p text:style-name="P1"># Evaluate model performance. 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part model on german_test.csv [test].</text:p>
      <text:p text:style-name="P1"/>
      <text:p text:style-name="P1">crs$pr &lt;- predict(crs$rpart, newdata=crs$dataset[crs$test, c(crs$input, crs$target)])[,2]</text:p>
      <text:p text:style-name="P1"/>
      <text:p text:style-name="P1"># Remove observations with missing target.</text:p>
      <text:p text:style-name="P1"/>
      <text:p text:style-name="P1">no.miss <text:s text:c="2"/>&lt;- na.omit(crs$dataset[crs$test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Decision Tree german_test.csv [test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<text:soft-page-break/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test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ada model on german_test.csv [test].</text:p>
      <text:p text:style-name="P1"/>
      <text:p text:style-name="P1">crs$pr &lt;- predict(crs$ada, newdata=crs$dataset[crs$test, c(crs$input, crs$target)], type="prob")[,2]</text:p>
      <text:p text:style-name="P1"/>
      <text:p text:style-name="P1"># Remove observations with missing target.</text:p>
      <text:p text:style-name="P1"/>
      <text:p text:style-name="P1">no.miss <text:s text:c="2"/>&lt;- na.omit(crs$dataset[crs$test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<text:soft-page-break/></text:p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Ada Boost german_test.csv [test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test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rf model on german_test.csv [test].</text:p>
      <text:p text:style-name="P1"/>
      <text:p text:style-name="P1">crs$pr &lt;- predict(crs$rf, newdata=na.omit(crs$dataset[crs$test, c(crs$input, crs$target)]), type="prob")[,2]</text:p>
      <text:p text:style-name="P1"/>
      <text:p text:style-name="P1"># Remove observations with missing target.</text:p>
      <text:p text:style-name="P1"/>
      <text:p text:style-name="P1">no.miss <text:s text:c="2"/>&lt;- na.omit(na.omit(crs$dataset[crs$test, c(crs$input, crs$target)])<text:soft-page-break/>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Random Forest german_test.csv [test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test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<text:soft-page-break/># ROC Curve: requires the ggplot2 package.</text:p>
      <text:p text:style-name="P1"/>
      <text:p text:style-name="P1">require(ggplot2, quietly=TRUE)</text:p>
      <text:p text:style-name="P1"/>
      <text:p text:style-name="P1"># Generate an ROC Curve for the ksvm model on german_test.csv [test].</text:p>
      <text:p text:style-name="P1"/>
      <text:p text:style-name="P1">crs$pr &lt;- predict(crs$ksvm, newdata=na.omit(crs$dataset[crs$test, c(crs$input, crs$target)]), type="probabilities")[,2]</text:p>
      <text:p text:style-name="P1"/>
      <text:p text:style-name="P1"># Remove observations with missing target.</text:p>
      <text:p text:style-name="P1"/>
      <text:p text:style-name="P1">no.miss <text:s text:c="2"/>&lt;- na.omit(na.omit(crs$dataset[crs$test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SVM german_test.csv [test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na.omit(crs$dataset[crs$test, c(crs$input, crs$target)])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<text:soft-page-break/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 ROC Curve: requires the ROCR package.</text:p>
      <text:p text:style-name="P1"/>
      <text:p text:style-name="P1">library(ROCR)</text:p>
      <text:p text:style-name="P1"/>
      <text:p text:style-name="P1"># ROC Curve: requires the ggplot2 package.</text:p>
      <text:p text:style-name="P1"/>
      <text:p text:style-name="P1">require(ggplot2, quietly=TRUE)</text:p>
      <text:p text:style-name="P1"/>
      <text:p text:style-name="P1"># Generate an ROC Curve for the nnet model on german_test.csv [test].</text:p>
      <text:p text:style-name="P1"/>
      <text:p text:style-name="P1">crs$pr &lt;- predict(crs$nnet, newdata=crs$dataset[crs$test, c(crs$input, crs$target)])</text:p>
      <text:p text:style-name="P1"/>
      <text:p text:style-name="P1"># Remove observations with missing target.</text:p>
      <text:p text:style-name="P1"/>
      <text:p text:style-name="P1">no.miss <text:s text:c="2"/>&lt;- na.omit(crs$dataset[crs$test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/>
      <text:p text:style-name="P1">pe &lt;- performance(pred, "tpr", "fpr")</text:p>
      <text:p text:style-name="P1">au &lt;- performance(pred, "auc")@y.values[[1]]</text:p>
      <text:p text:style-name="P1">pd &lt;- data.frame(fpr=unlist(pe@x.values), tpr=unlist(pe@y.values))</text:p>
      <text:p text:style-name="P1">p &lt;- ggplot(pd, aes(x=fpr, y=tpr))</text:p>
      <text:p text:style-name="P1">p &lt;- p + geom_line(colour="red")</text:p>
      <text:p text:style-name="P1">p &lt;- p + xlab("False Positive Rate") + ylab("True Positive Rate")</text:p>
      <text:p text:style-name="P1">p &lt;- p + ggtitle("ROC Curve Neural Net german_test.csv [test] credibility")</text:p>
      <text:p text:style-name="P1">p &lt;- p + theme(plot.title=element_text(size=10))</text:p>
      <text:p text:style-name="P1">p &lt;- p + geom_line(data=data.frame(), aes(x=c(0,1), y=c(0,1)), colour="grey")</text:p>
      <text:p text:style-name="P1">p &lt;- p + annotate("text", x=0.50, y=0.00, hjust=0, vjust=0, size=5,</text:p>
      <text:p text:style-name="P1"><text:s text:c="19"/>label=paste("AUC =", round(au, 2)))</text:p>
      <text:p text:style-name="P1">print(p)</text:p>
      <text:p text:style-name="P1"/>
      <text:p text:style-name="P1"><text:soft-page-break/># Calculate the area under the curve for the plot.</text:p>
      <text:p text:style-name="P1"/>
      <text:p text:style-name="P1"/>
      <text:p text:style-name="P1"># Remove observations with missing target.</text:p>
      <text:p text:style-name="P1"/>
      <text:p text:style-name="P1">no.miss <text:s text:c="2"/>&lt;- na.omit(crs$dataset[crs$test, c(crs$input, crs$target)]$credibility)</text:p>
      <text:p text:style-name="P1">miss.list &lt;- attr(no.miss, "na.action")</text:p>
      <text:p text:style-name="P1">attributes(no.miss) &lt;- NULL</text:p>
      <text:p text:style-name="P1"/>
      <text:p text:style-name="P1">if (length(miss.list))</text:p>
      <text:p text:style-name="P1">{</text:p>
      <text:p text:style-name="P1"><text:s text:c="2"/>pred &lt;- prediction(crs$pr[-miss.list], no.miss)</text:p>
      <text:p text:style-name="P1">} else</text:p>
      <text:p text:style-name="P1">{</text:p>
      <text:p text:style-name="P1"><text:s text:c="2"/>pred &lt;- prediction(crs$pr, no.miss)</text:p>
      <text:p text:style-name="P1">}</text:p>
      <text:p text:style-name="P1">performance(pred, "auc")</text:p>
      <text:p text:style-name="P1"/>
      <text:p text:style-name="P1">#============================================================</text:p>
      <text:p text:style-name="P1"># Rattle timestamp: 2015-09-23 18:58:47 x86_64-unknown-linux-gnu </text:p>
      <text:p text:style-name="P1"/>
      <text:p text:style-name="P1"># Note the user selections. </text:p>
      <text:p text:style-name="P1"/>
      <text:p text:style-name="P1"># Build the training/validate/test datasets.</text:p>
      <text:p text:style-name="P1"/>
      <text:p text:style-name="P1">set.seed(crv$seed) </text:p>
      <text:p text:style-name="P1">crs$nobs &lt;- nrow(crs$dataset) # 1000 observations </text:p>
      <text:p text:style-name="P1">crs$sample &lt;- crs$train &lt;- sample(nrow(crs$dataset), 0.7*crs$nobs) # 700 observations</text:p>
      <text:p text:style-name="P1">crs$validate &lt;- sample(setdiff(seq_len(nrow(crs$dataset)), crs$train), 0.15*crs$nobs) # 150 observations</text:p>
      <text:p text:style-name="P1">crs$test &lt;- setdiff(setdiff(seq_len(nrow(crs$dataset)), crs$train), crs$validate) # 150 observations</text:p>
      <text:p text:style-name="P1"/>
      <text:p text:style-name="P1"># The following variable selections have been noted.</text:p>
      <text:p text:style-name="P1"/>
      <text:p text:style-name="P1">crs$input &lt;- "age"</text:p>
      <text:p text:style-name="P1"/>
      <text:p text:style-name="P1">crs$numeric &lt;- "age"</text:p>
      <text:p text:style-name="P1"/>
      <text:p text:style-name="P1">crs$categoric &lt;- NULL</text:p>
      <text:p text:style-name="P1"/>
      <text:p text:style-name="P1">crs$target <text:s/>&lt;- NULL</text:p>
      <text:p text:style-name="P1">crs$risk <text:s text:c="3"/>&lt;- NULL</text:p>
      <text:p text:style-name="P1">crs$ident <text:s text:c="2"/>&lt;- NULL</text:p>
      <text:p text:style-name="P1">crs$ignore <text:s/>&lt;- c("status", "duration", "history", "purpose", "credit", "bonds", "jobex", "rate", "sex", "guarantor", "residence", "property", "install", "house", <text:soft-page-break/>"nocredit", "job", "no", "ph", "nri", "credibility", "TNM_status", "TNM_history", "TNM_purpose", "TNM_bonds", "TNM_jobex", "TNM_sex", "TNM_guarantor", "TNM_property", "TNM_install", "TNM_house", "TNM_job", "TNM_ph", "TNM_nri")</text:p>
      <text:p text:style-name="P1">crs$weights &lt;- NULL</text:p>
      <text:p text:style-name="P1"/>
      <text:p text:style-name="P1">#============================================================</text:p>
      <text:p text:style-name="P1"># Rattle timestamp: 2015-09-23 18:58:54 x86_64-unknown-linux-gnu </text:p>
      <text:p text:style-name="P1"/>
      <text:p text:style-name="P1"># KMeans </text:p>
      <text:p text:style-name="P1"/>
      <text:p text:style-name="P1"># Reset the random number seed to obtain the same results each time.</text:p>
      <text:p text:style-name="P1"/>
      <text:p text:style-name="P1">set.seed(crv$seed)</text:p>
      <text:p text:style-name="P1"/>
      <text:p text:style-name="P1"># The 'reshape' package provides the 'rescaler' function.</text:p>
      <text:p text:style-name="P1"/>
      <text:p text:style-name="P1">require(reshape, quietly=TRUE)</text:p>
      <text:p text:style-name="P1"/>
      <text:p text:style-name="P1"># Time taken: 0.02 secs</text:p>
      <text:p text:style-name="P1"/>
      <text:p text:style-name="P1">#============================================================</text:p>
      <text:p text:style-name="P1"># Rattle timestamp: 2015-09-23 19:00:31 x86_64-unknown-linux-gnu </text:p>
      <text:p text:style-name="P1"/>
      <text:p text:style-name="P1"># KMeans </text:p>
      <text:p text:style-name="P1"/>
      <text:p text:style-name="P1"># Reset the random number seed to obtain the same results each time.</text:p>
      <text:p text:style-name="P1"/>
      <text:p text:style-name="P1">set.seed(crv$seed)</text:p>
      <text:p text:style-name="P1"/>
      <text:p text:style-name="P1"># The 'reshape' package provides the 'rescaler' function.</text:p>
      <text:p text:style-name="P1"/>
      <text:p text:style-name="P1">require(reshape, quietly=TRUE)</text:p>
      <text:p text:style-name="P1"/>
      <text:p text:style-name="P1"># Time taken: 0.00 secs</text:p>
      <text:p text:style-name="P1"/>
      <text:p text:style-name="P1">#============================================================</text:p>
      <text:p text:style-name="P1"># Rattle timestamp: 2015-09-23 19:01:14 x86_64-unknown-linux-gnu </text:p>
      <text:p text:style-name="P1"/>
      <text:p text:style-name="P1"># View the dataset - edits are ignored. </text:p>
      <text:p text:style-name="P1"/>
      <text:p text:style-name="P1"># Use dfedit() from RGtk2Extras.</text:p>
      <text:p text:style-name="P1"/>
      <text:p text:style-name="P1">dfedit(crs$dataset,</text:p>
      <text:p text:style-name="P1"><text:s text:c="7"/>dataset.name=Rtxt("Rattle Dataset"),</text:p>
      <text:p text:style-name="P1"><text:soft-page-break/><text:s text:c="7"/>size=c(800, 400))</text:p>
      <text:p text:style-name="P1"/>
      <text:p text:style-name="P1">#============================================================</text:p>
      <text:p text:style-name="P1"># Rattle timestamp: 2015-09-23 19:02:21 x86_64-unknown-linux-gnu </text:p>
      <text:p text:style-name="P1"/>
      <text:p text:style-name="P1"># KMeans </text:p>
      <text:p text:style-name="P1"/>
      <text:p text:style-name="P1"># Reset the random number seed to obtain the same results each time.</text:p>
      <text:p text:style-name="P1"/>
      <text:p text:style-name="P1">set.seed(crv$seed)</text:p>
      <text:p text:style-name="P1"/>
      <text:p text:style-name="P1"># Time taken: 0.01 se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9:03:48.790282797</meta:creation-date>
    <dc:date>2015-09-23T19:04:23.691799882</dc:date>
    <meta:editing-duration>PT34S</meta:editing-duration>
    <meta:editing-cycles>1</meta:editing-cycles>
    <meta:document-statistic meta:table-count="0" meta:image-count="0" meta:object-count="0" meta:page-count="92" meta:paragraph-count="2929" meta:word-count="12386" meta:character-count="115587" meta:non-whitespace-character-count="102506"/>
    <meta:generator>LibreOffice/4.4.2.2$Linux_X86_64 LibreOffice_project/40m0$Build-2</meta:generator>
  </office:meta>
</office:document-meta>
</file>